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4.47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559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4.48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c0c0c0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2pt dotted #000000" fo:background-color="#c0c0c0" style:diagonal-bl-tr="none" style:diagonal-tl-br="none" fo:border-left="none" fo:padding="0.071cm" fo:border-right="none" style:rotation-align="none" fo:border-top="0.2pt dotted #000000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2pt dotted #000000" style:diagonal-bl-tr="none" style:diagonal-tl-br="none" fo:border-left="none" fo:padding="0.071cm" fo:border-right="none" style:rotation-align="none" fo:border-top="0.2pt dotted #000000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precision-as-shown="true"/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omain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$REPANIER.BE$</text:p>
          </table:table-cell>
          <table:table-cell table:formula="of:=CONCATENATE(&quot;Site &quot;;[.B2])" office:value-type="string" office:string-value="Site $REPANIER.BE$">
            <text:p>Site $REPANIER.BE$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CATENATE(&quot;producer.&quot;;[.$B$2])" office:value-type="string" office:string-value="producer.$REPANIER.BE$">
            <text:p>producer.$REPANIER.BE$</text:p>
          </table:table-cell>
          <table:table-cell table:formula="of:=CONCATENATE(&quot;Site &quot;;[.B3])" office:value-type="string" office:string-value="Site producer.$REPANIER.BE$">
            <text:p>Site producer.$REPANIER.BE$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CONCATENATE(&quot;ptidej.&quot;;[.$B$2])" office:value-type="string" office:string-value="ptidej.$REPANIER.BE$">
            <text:p>ptidej.$REPANIER.BE$</text:p>
          </table:table-cell>
          <table:table-cell table:formula="of:=CONCATENATE(&quot;Site &quot;;[.B4])" office:value-type="string" office:string-value="Site ptidej.$REPANIER.BE$">
            <text:p>Site ptidej.$REPANIER.BE$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NCATENATE(&quot;apero.&quot;;[.$B$2])" office:value-type="string" office:string-value="apero.$REPANIER.BE$">
            <text:p>apero.$REPANIER.BE$</text:p>
          </table:table-cell>
          <table:table-cell table:formula="of:=CONCATENATE(&quot;Site &quot;;[.B5])" office:value-type="string" office:string-value="Site apero.$REPANIER.BE$">
            <text:p>Site apero.$REPANIER.BE$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CONCATENATE(&quot;lelensois.&quot;;[.$B$2])" office:value-type="string" office:string-value="lelensois.$REPANIER.BE$">
            <text:p>lelensois.$REPANIER.BE$</text:p>
          </table:table-cell>
          <table:table-cell table:formula="of:=CONCATENATE(&quot;Site &quot;;[.B6])" office:value-type="string" office:string-value="Site lelensois.$REPANIER.BE$">
            <text:p>Site lelensois.$REPANIER.BE$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ustomers" table:style-name="ta1" table:print="false">
        <table:table-column table:style-name="co5" table:default-cell-style-name="Default"/>
        <table:table-column table:style-name="co4" table:number-columns-repeated="10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office:value-type="string">
            <text:p>short_basket_name</text:p>
          </table:table-cell>
          <table:table-cell office:value-type="string">
            <text:p>long_basket_name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2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office:value-type="string">
            <text:p>263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username1@ask.it">
            <text:p>username1@ask.it</text:p>
          </table:table-cell>
          <table:table-cell office:value-type="string">
            <text:p>user</text:p>
          </table:table-cell>
          <table:table-cell office:value-type="string">
            <text:p>name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]" office:value-type="string" office:string-value="username1">
            <text:p>username1</text:p>
          </table:table-cell>
          <table:table-cell table:formula="of:=[.J3]" office:value-type="string" office:string-value="username1">
            <text:p>username1</text:p>
          </table:table-cell>
          <table:table-cell office:value-type="date" office:date-value="2013-10-31">
            <text:p>2013-10-31</text:p>
          </table:table-cell>
          <table:table-cell office:value-type="string">
            <text:p>243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username2@ask.it">
            <text:p>username2@ask.it</text:p>
          </table:table-cell>
          <table:table-cell office:value-type="string">
            <text:p>user</text:p>
          </table:table-cell>
          <table:table-cell office:value-type="string">
            <text:p>name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]" office:value-type="string" office:string-value="username2">
            <text:p>username2</text:p>
          </table:table-cell>
          <table:table-cell table:formula="of:=[.J4]" office:value-type="string" office:string-value="username2">
            <text:p>username2</text:p>
          </table:table-cell>
          <table:table-cell office:value-type="date" office:date-value="2013-10-31">
            <text:p>2013-10-31</text:p>
          </table:table-cell>
          <table:table-cell office:value-type="string">
            <text:p>17.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username3@ask.it">
            <text:p>username3@ask.it</text:p>
          </table:table-cell>
          <table:table-cell office:value-type="string">
            <text:p>user</text:p>
          </table:table-cell>
          <table:table-cell office:value-type="string">
            <text:p>name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]" office:value-type="string" office:string-value="username3">
            <text:p>username3</text:p>
          </table:table-cell>
          <table:table-cell table:formula="of:=[.J5]" office:value-type="string" office:string-value="username3">
            <text:p>username3</text:p>
          </table:table-cell>
          <table:table-cell office:value-type="date" office:date-value="2013-10-31">
            <text:p>2013-10-31</text:p>
          </table:table-cell>
          <table:table-cell office:value-type="string">
            <text:p>-47.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4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username4@ask.it">
            <text:p>username4@ask.it</text:p>
          </table:table-cell>
          <table:table-cell office:value-type="string">
            <text:p>user</text:p>
          </table:table-cell>
          <table:table-cell office:value-type="string">
            <text:p>name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]" office:value-type="string" office:string-value="username4">
            <text:p>username4</text:p>
          </table:table-cell>
          <table:table-cell table:formula="of:=[.J6]" office:value-type="string" office:string-value="username4">
            <text:p>username4</text:p>
          </table:table-cell>
          <table:table-cell office:value-type="date" office:date-value="2013-10-31">
            <text:p>2013-10-31</text:p>
          </table:table-cell>
          <table:table-cell office:value-type="string">
            <text:p>21.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5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username5@ask.it">
            <text:p>username5@ask.it</text:p>
          </table:table-cell>
          <table:table-cell office:value-type="string">
            <text:p>user</text:p>
          </table:table-cell>
          <table:table-cell office:value-type="string">
            <text:p>name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]" office:value-type="string" office:string-value="username5">
            <text:p>username5</text:p>
          </table:table-cell>
          <table:table-cell table:formula="of:=[.J7]" office:value-type="string" office:string-value="username5">
            <text:p>username5</text:p>
          </table:table-cell>
          <table:table-cell office:value-type="date" office:date-value="2013-10-31">
            <text:p>2013-10-31</text:p>
          </table:table-cell>
          <table:table-cell office:value-type="string">
            <text:p>38.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6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username6@ask.it">
            <text:p>username6@ask.it</text:p>
          </table:table-cell>
          <table:table-cell office:value-type="string">
            <text:p>user</text:p>
          </table:table-cell>
          <table:table-cell office:value-type="string">
            <text:p>name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]" office:value-type="string" office:string-value="username6">
            <text:p>username6</text:p>
          </table:table-cell>
          <table:table-cell table:formula="of:=[.J8]" office:value-type="string" office:string-value="username6">
            <text:p>username6</text:p>
          </table:table-cell>
          <table:table-cell office:value-type="date" office:date-value="2013-10-31">
            <text:p>2013-10-31</text:p>
          </table:table-cell>
          <table:table-cell office:value-type="string">
            <text:p>63.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7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username7@ask.it">
            <text:p>username7@ask.it</text:p>
          </table:table-cell>
          <table:table-cell office:value-type="string">
            <text:p>user</text:p>
          </table:table-cell>
          <table:table-cell office:value-type="string">
            <text:p>name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9]" office:value-type="string" office:string-value="username7">
            <text:p>username7</text:p>
          </table:table-cell>
          <table:table-cell table:formula="of:=[.J9]" office:value-type="string" office:string-value="username7">
            <text:p>username7</text:p>
          </table:table-cell>
          <table:table-cell office:value-type="date" office:date-value="2013-10-31">
            <text:p>2013-10-31</text:p>
          </table:table-cell>
          <table:table-cell office:value-type="string">
            <text:p>41.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8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username8@ask.it">
            <text:p>username8@ask.it</text:p>
          </table:table-cell>
          <table:table-cell office:value-type="string">
            <text:p>user</text:p>
          </table:table-cell>
          <table:table-cell office:value-type="string">
            <text:p>name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0]" office:value-type="string" office:string-value="username8">
            <text:p>username8</text:p>
          </table:table-cell>
          <table:table-cell table:formula="of:=[.J10]" office:value-type="string" office:string-value="username8">
            <text:p>username8</text:p>
          </table:table-cell>
          <table:table-cell office:value-type="date" office:date-value="2013-10-31">
            <text:p>2013-10-31</text:p>
          </table:table-cell>
          <table:table-cell office:value-type="string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9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username9@ask.it">
            <text:p>username9@ask.it</text:p>
          </table:table-cell>
          <table:table-cell office:value-type="string">
            <text:p>user</text:p>
          </table:table-cell>
          <table:table-cell office:value-type="string">
            <text:p>name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1]" office:value-type="string" office:string-value="username9">
            <text:p>username9</text:p>
          </table:table-cell>
          <table:table-cell table:formula="of:=[.J11]" office:value-type="string" office:string-value="username9">
            <text:p>username9</text:p>
          </table:table-cell>
          <table:table-cell office:value-type="date" office:date-value="2013-10-31">
            <text:p>2013-10-31</text:p>
          </table:table-cell>
          <table:table-cell office:value-type="string">
            <text:p>-1.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0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username10@ask.it">
            <text:p>username10@ask.it</text:p>
          </table:table-cell>
          <table:table-cell office:value-type="string">
            <text:p>user</text:p>
          </table:table-cell>
          <table:table-cell office:value-type="string">
            <text:p>name1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2]" office:value-type="string" office:string-value="username10">
            <text:p>username10</text:p>
          </table:table-cell>
          <table:table-cell table:formula="of:=[.J12]" office:value-type="string" office:string-value="username10">
            <text:p>username10</text:p>
          </table:table-cell>
          <table:table-cell office:value-type="date" office:date-value="2013-10-31">
            <text:p>2013-10-31</text:p>
          </table:table-cell>
          <table:table-cell office:value-type="string">
            <text:p>1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1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username11@ask.it">
            <text:p>username11@ask.it</text:p>
          </table:table-cell>
          <table:table-cell office:value-type="string">
            <text:p>user</text:p>
          </table:table-cell>
          <table:table-cell office:value-type="string">
            <text:p>name1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3]" office:value-type="string" office:string-value="username11">
            <text:p>username11</text:p>
          </table:table-cell>
          <table:table-cell table:formula="of:=[.J13]" office:value-type="string" office:string-value="username11">
            <text:p>username11</text:p>
          </table:table-cell>
          <table:table-cell office:value-type="date" office:date-value="2013-10-31">
            <text:p>2013-10-31</text:p>
          </table:table-cell>
          <table:table-cell office:value-type="string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2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username12@ask.it">
            <text:p>username12@ask.it</text:p>
          </table:table-cell>
          <table:table-cell office:value-type="string">
            <text:p>user</text:p>
          </table:table-cell>
          <table:table-cell office:value-type="string">
            <text:p>name1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4]" office:value-type="string" office:string-value="username12">
            <text:p>username12</text:p>
          </table:table-cell>
          <table:table-cell table:formula="of:=[.J14]" office:value-type="string" office:string-value="username12">
            <text:p>username12</text:p>
          </table:table-cell>
          <table:table-cell office:value-type="date" office:date-value="2013-10-31">
            <text:p>2013-10-31</text:p>
          </table:table-cell>
          <table:table-cell office:value-type="string">
            <text:p>-2.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3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username13@ask.it">
            <text:p>username13@ask.it</text:p>
          </table:table-cell>
          <table:table-cell office:value-type="string">
            <text:p>user</text:p>
          </table:table-cell>
          <table:table-cell office:value-type="string">
            <text:p>name1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5]" office:value-type="string" office:string-value="username13">
            <text:p>username13</text:p>
          </table:table-cell>
          <table:table-cell table:formula="of:=[.J15]" office:value-type="string" office:string-value="username13">
            <text:p>username13</text:p>
          </table:table-cell>
          <table:table-cell office:value-type="date" office:date-value="2013-10-31">
            <text:p>2013-10-31</text:p>
          </table:table-cell>
          <table:table-cell office:value-type="string">
            <text:p>25.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4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username14@ask.it">
            <text:p>username14@ask.it</text:p>
          </table:table-cell>
          <table:table-cell office:value-type="string">
            <text:p>user</text:p>
          </table:table-cell>
          <table:table-cell office:value-type="string">
            <text:p>name1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6]" office:value-type="string" office:string-value="username14">
            <text:p>username14</text:p>
          </table:table-cell>
          <table:table-cell table:formula="of:=[.J16]" office:value-type="string" office:string-value="username14">
            <text:p>username14</text:p>
          </table:table-cell>
          <table:table-cell office:value-type="date" office:date-value="2013-10-31">
            <text:p>2013-10-31</text:p>
          </table:table-cell>
          <table:table-cell office:value-type="string">
            <text:p>5.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5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username15@ask.it">
            <text:p>username15@ask.it</text:p>
          </table:table-cell>
          <table:table-cell office:value-type="string">
            <text:p>user</text:p>
          </table:table-cell>
          <table:table-cell office:value-type="string">
            <text:p>name1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7]" office:value-type="string" office:string-value="username15">
            <text:p>username15</text:p>
          </table:table-cell>
          <table:table-cell table:formula="of:=[.J17]" office:value-type="string" office:string-value="username15">
            <text:p>username15</text:p>
          </table:table-cell>
          <table:table-cell office:value-type="date" office:date-value="2013-10-31">
            <text:p>2013-10-31</text:p>
          </table:table-cell>
          <table:table-cell office:value-type="string">
            <text:p>61.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6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username16@ask.it">
            <text:p>username16@ask.it</text:p>
          </table:table-cell>
          <table:table-cell office:value-type="string">
            <text:p>user</text:p>
          </table:table-cell>
          <table:table-cell office:value-type="string">
            <text:p>name1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8]" office:value-type="string" office:string-value="username16">
            <text:p>username16</text:p>
          </table:table-cell>
          <table:table-cell table:formula="of:=[.J18]" office:value-type="string" office:string-value="username16">
            <text:p>username16</text:p>
          </table:table-cell>
          <table:table-cell office:value-type="date" office:date-value="2013-10-31">
            <text:p>2013-10-31</text:p>
          </table:table-cell>
          <table:table-cell office:value-type="string">
            <text:p>8.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7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username17@ask.it">
            <text:p>username17@ask.it</text:p>
          </table:table-cell>
          <table:table-cell office:value-type="string">
            <text:p>user</text:p>
          </table:table-cell>
          <table:table-cell office:value-type="string">
            <text:p>name1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9]" office:value-type="string" office:string-value="username17">
            <text:p>username17</text:p>
          </table:table-cell>
          <table:table-cell table:formula="of:=[.J19]" office:value-type="string" office:string-value="username17">
            <text:p>username17</text:p>
          </table:table-cell>
          <table:table-cell office:value-type="date" office:date-value="2013-10-31">
            <text:p>2013-10-31</text:p>
          </table:table-cell>
          <table:table-cell office:value-type="string">
            <text:p>68.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8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username18@ask.it">
            <text:p>username18@ask.it</text:p>
          </table:table-cell>
          <table:table-cell office:value-type="string">
            <text:p>user</text:p>
          </table:table-cell>
          <table:table-cell office:value-type="string">
            <text:p>name1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0]" office:value-type="string" office:string-value="username18">
            <text:p>username18</text:p>
          </table:table-cell>
          <table:table-cell table:formula="of:=[.J20]" office:value-type="string" office:string-value="username18">
            <text:p>username18</text:p>
          </table:table-cell>
          <table:table-cell office:value-type="date" office:date-value="2013-10-31">
            <text:p>2013-10-31</text:p>
          </table:table-cell>
          <table:table-cell office:value-type="string">
            <text:p>-3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9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sername19@ask.it">
            <text:p>username19@ask.it</text:p>
          </table:table-cell>
          <table:table-cell office:value-type="string">
            <text:p>user</text:p>
          </table:table-cell>
          <table:table-cell office:value-type="string">
            <text:p>name1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1]" office:value-type="string" office:string-value="username19">
            <text:p>username19</text:p>
          </table:table-cell>
          <table:table-cell table:formula="of:=[.J21]" office:value-type="string" office:string-value="username19">
            <text:p>username19</text:p>
          </table:table-cell>
          <table:table-cell office:value-type="date" office:date-value="2013-10-31">
            <text:p>2013-10-31</text:p>
          </table:table-cell>
          <table:table-cell office:value-type="string">
            <text:p>-7.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0</text:p>
          </table:table-cell>
          <table:table-cell office:value-type="string">
            <text:p>demo</text:p>
          </table:table-cell>
          <table:table-cell table:formula="of:=CONCATENATE([.B22];&quot;@ask.it&quot;)" office:value-type="string" office:string-value="username20@ask.it">
            <text:p>username20@ask.it</text:p>
          </table:table-cell>
          <table:table-cell office:value-type="string">
            <text:p>user</text:p>
          </table:table-cell>
          <table:table-cell office:value-type="string">
            <text:p>name2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2]" office:value-type="string" office:string-value="username20">
            <text:p>username20</text:p>
          </table:table-cell>
          <table:table-cell table:formula="of:=[.J22]" office:value-type="string" office:string-value="username20">
            <text:p>username20</text:p>
          </table:table-cell>
          <table:table-cell office:value-type="date" office:date-value="2013-10-31">
            <text:p>2013-10-31</text:p>
          </table:table-cell>
          <table:table-cell office:value-type="string">
            <text:p>74.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1</text:p>
          </table:table-cell>
          <table:table-cell office:value-type="string">
            <text:p>demo</text:p>
          </table:table-cell>
          <table:table-cell table:formula="of:=CONCATENATE([.B23];&quot;@ask.it&quot;)" office:value-type="string" office:string-value="username21@ask.it">
            <text:p>username21@ask.it</text:p>
          </table:table-cell>
          <table:table-cell office:value-type="string">
            <text:p>user</text:p>
          </table:table-cell>
          <table:table-cell office:value-type="string">
            <text:p>name2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3]" office:value-type="string" office:string-value="username21">
            <text:p>username21</text:p>
          </table:table-cell>
          <table:table-cell table:formula="of:=[.J23]" office:value-type="string" office:string-value="username21">
            <text:p>username21</text:p>
          </table:table-cell>
          <table:table-cell office:value-type="date" office:date-value="2013-10-31">
            <text:p>2013-10-31</text:p>
          </table:table-cell>
          <table:table-cell office:value-type="string">
            <text:p>-68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2</text:p>
          </table:table-cell>
          <table:table-cell office:value-type="string">
            <text:p>demo</text:p>
          </table:table-cell>
          <table:table-cell table:formula="of:=CONCATENATE([.B24];&quot;@ask.it&quot;)" office:value-type="string" office:string-value="username22@ask.it">
            <text:p>username22@ask.it</text:p>
          </table:table-cell>
          <table:table-cell office:value-type="string">
            <text:p>user</text:p>
          </table:table-cell>
          <table:table-cell office:value-type="string">
            <text:p>name2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4]" office:value-type="string" office:string-value="username22">
            <text:p>username22</text:p>
          </table:table-cell>
          <table:table-cell table:formula="of:=[.J24]" office:value-type="string" office:string-value="username22">
            <text:p>username22</text:p>
          </table:table-cell>
          <table:table-cell office:value-type="date" office:date-value="2013-10-31">
            <text:p>2013-10-31</text:p>
          </table:table-cell>
          <table:table-cell office:value-type="string">
            <text:p>-1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3</text:p>
          </table:table-cell>
          <table:table-cell office:value-type="string">
            <text:p>demo</text:p>
          </table:table-cell>
          <table:table-cell table:formula="of:=CONCATENATE([.B25];&quot;@ask.it&quot;)" office:value-type="string" office:string-value="username23@ask.it">
            <text:p>username23@ask.it</text:p>
          </table:table-cell>
          <table:table-cell office:value-type="string">
            <text:p>user</text:p>
          </table:table-cell>
          <table:table-cell office:value-type="string">
            <text:p>name2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5]" office:value-type="string" office:string-value="username23">
            <text:p>username23</text:p>
          </table:table-cell>
          <table:table-cell table:formula="of:=[.J25]" office:value-type="string" office:string-value="username23">
            <text:p>username23</text:p>
          </table:table-cell>
          <table:table-cell office:value-type="date" office:date-value="2013-10-31">
            <text:p>2013-10-31</text:p>
          </table:table-cell>
          <table:table-cell office:value-type="string">
            <text:p>64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4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username24@ask.it">
            <text:p>username24@ask.it</text:p>
          </table:table-cell>
          <table:table-cell office:value-type="string">
            <text:p>user</text:p>
          </table:table-cell>
          <table:table-cell office:value-type="string">
            <text:p>name2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6]" office:value-type="string" office:string-value="username24">
            <text:p>username24</text:p>
          </table:table-cell>
          <table:table-cell table:formula="of:=[.J26]" office:value-type="string" office:string-value="username24">
            <text:p>username24</text:p>
          </table:table-cell>
          <table:table-cell office:value-type="date" office:date-value="2013-10-31">
            <text:p>2013-10-31</text:p>
          </table:table-cell>
          <table:table-cell office:value-type="string">
            <text:p>-25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5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username25@ask.it">
            <text:p>username25@ask.it</text:p>
          </table:table-cell>
          <table:table-cell office:value-type="string">
            <text:p>user</text:p>
          </table:table-cell>
          <table:table-cell office:value-type="string">
            <text:p>name2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7]" office:value-type="string" office:string-value="username25">
            <text:p>username25</text:p>
          </table:table-cell>
          <table:table-cell table:formula="of:=[.J27]" office:value-type="string" office:string-value="username25">
            <text:p>username25</text:p>
          </table:table-cell>
          <table:table-cell office:value-type="date" office:date-value="2013-10-31">
            <text:p>2013-10-31</text:p>
          </table:table-cell>
          <table:table-cell office:value-type="string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6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username26@ask.it">
            <text:p>username26@ask.it</text:p>
          </table:table-cell>
          <table:table-cell office:value-type="string">
            <text:p>user</text:p>
          </table:table-cell>
          <table:table-cell office:value-type="string">
            <text:p>name2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8]" office:value-type="string" office:string-value="username26">
            <text:p>username26</text:p>
          </table:table-cell>
          <table:table-cell table:formula="of:=[.J28]" office:value-type="string" office:string-value="username26">
            <text:p>username2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7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username27@ask.it">
            <text:p>username27@ask.it</text:p>
          </table:table-cell>
          <table:table-cell office:value-type="string">
            <text:p>user</text:p>
          </table:table-cell>
          <table:table-cell office:value-type="string">
            <text:p>name2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9]" office:value-type="string" office:string-value="username27">
            <text:p>username27</text:p>
          </table:table-cell>
          <table:table-cell table:formula="of:=[.J29]" office:value-type="string" office:string-value="username27">
            <text:p>username27</text:p>
          </table:table-cell>
          <table:table-cell office:value-type="date" office:date-value="2013-10-31">
            <text:p>2013-10-31</text:p>
          </table:table-cell>
          <table:table-cell office:value-type="string">
            <text:p>161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8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username28@ask.it">
            <text:p>username28@ask.it</text:p>
          </table:table-cell>
          <table:table-cell office:value-type="string">
            <text:p>user</text:p>
          </table:table-cell>
          <table:table-cell office:value-type="string">
            <text:p>name2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0]" office:value-type="string" office:string-value="username28">
            <text:p>username28</text:p>
          </table:table-cell>
          <table:table-cell table:formula="of:=[.J30]" office:value-type="string" office:string-value="username28">
            <text:p>username28</text:p>
          </table:table-cell>
          <table:table-cell office:value-type="date" office:date-value="2013-10-31">
            <text:p>2013-10-31</text:p>
          </table:table-cell>
          <table:table-cell office:value-type="string">
            <text:p>-10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9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username29@ask.it">
            <text:p>username29@ask.it</text:p>
          </table:table-cell>
          <table:table-cell office:value-type="string">
            <text:p>user</text:p>
          </table:table-cell>
          <table:table-cell office:value-type="string">
            <text:p>name2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1]" office:value-type="string" office:string-value="username29">
            <text:p>username29</text:p>
          </table:table-cell>
          <table:table-cell table:formula="of:=[.J31]" office:value-type="string" office:string-value="username29">
            <text:p>username29</text:p>
          </table:table-cell>
          <table:table-cell office:value-type="date" office:date-value="2013-10-31">
            <text:p>2013-10-3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0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username30@ask.it">
            <text:p>username30@ask.it</text:p>
          </table:table-cell>
          <table:table-cell office:value-type="string">
            <text:p>user</text:p>
          </table:table-cell>
          <table:table-cell office:value-type="string">
            <text:p>name3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2]" office:value-type="string" office:string-value="username30">
            <text:p>username30</text:p>
          </table:table-cell>
          <table:table-cell table:formula="of:=[.J32]" office:value-type="string" office:string-value="username30">
            <text:p>username30</text:p>
          </table:table-cell>
          <table:table-cell office:value-type="date" office:date-value="2013-10-31">
            <text:p>2013-10-31</text:p>
          </table:table-cell>
          <table:table-cell office:value-type="string">
            <text:p>-76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1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username31@ask.it">
            <text:p>username31@ask.it</text:p>
          </table:table-cell>
          <table:table-cell office:value-type="string">
            <text:p>user</text:p>
          </table:table-cell>
          <table:table-cell office:value-type="string">
            <text:p>name3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3]" office:value-type="string" office:string-value="username31">
            <text:p>username31</text:p>
          </table:table-cell>
          <table:table-cell table:formula="of:=[.J33]" office:value-type="string" office:string-value="username31">
            <text:p>username31</text:p>
          </table:table-cell>
          <table:table-cell office:value-type="date" office:date-value="2013-10-31">
            <text:p>2013-10-31</text:p>
          </table:table-cell>
          <table:table-cell office:value-type="string">
            <text:p>15.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2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username32@ask.it">
            <text:p>username32@ask.it</text:p>
          </table:table-cell>
          <table:table-cell office:value-type="string">
            <text:p>user</text:p>
          </table:table-cell>
          <table:table-cell office:value-type="string">
            <text:p>name3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4]" office:value-type="string" office:string-value="username32">
            <text:p>username32</text:p>
          </table:table-cell>
          <table:table-cell table:formula="of:=[.J34]" office:value-type="string" office:string-value="username32">
            <text:p>username32</text:p>
          </table:table-cell>
          <table:table-cell office:value-type="date" office:date-value="2013-10-31">
            <text:p>2013-10-31</text:p>
          </table:table-cell>
          <table:table-cell office:value-type="string">
            <text:p>41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5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6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37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3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username33@ask.it">
            <text:p>username33@ask.it</text:p>
          </table:table-cell>
          <table:table-cell office:value-type="string">
            <text:p>user</text:p>
          </table:table-cell>
          <table:table-cell office:value-type="string">
            <text:p>name3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8]" office:value-type="string" office:string-value="username33">
            <text:p>username33</text:p>
          </table:table-cell>
          <table:table-cell table:formula="of:=[.J38]" office:value-type="string" office:string-value="username33">
            <text:p>username3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4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username34@ask.it">
            <text:p>username34@ask.it</text:p>
          </table:table-cell>
          <table:table-cell office:value-type="string">
            <text:p>user</text:p>
          </table:table-cell>
          <table:table-cell office:value-type="string">
            <text:p>name3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9]" office:value-type="string" office:string-value="username34">
            <text:p>username34</text:p>
          </table:table-cell>
          <table:table-cell table:formula="of:=[.J39]" office:value-type="string" office:string-value="username34">
            <text:p>username3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5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username35@ask.it">
            <text:p>username35@ask.it</text:p>
          </table:table-cell>
          <table:table-cell office:value-type="string">
            <text:p>user</text:p>
          </table:table-cell>
          <table:table-cell office:value-type="string">
            <text:p>name3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0]" office:value-type="string" office:string-value="username35">
            <text:p>username35</text:p>
          </table:table-cell>
          <table:table-cell table:formula="of:=[.J40]" office:value-type="string" office:string-value="username35">
            <text:p>username3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6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sername36@ask.it">
            <text:p>username36@ask.it</text:p>
          </table:table-cell>
          <table:table-cell office:value-type="string">
            <text:p>user</text:p>
          </table:table-cell>
          <table:table-cell office:value-type="string">
            <text:p>name3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1]" office:value-type="string" office:string-value="username36">
            <text:p>username36</text:p>
          </table:table-cell>
          <table:table-cell table:formula="of:=[.J41]" office:value-type="string" office:string-value="username36">
            <text:p>username3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7</text:p>
          </table:table-cell>
          <table:table-cell office:value-type="string">
            <text:p>demo</text:p>
          </table:table-cell>
          <table:table-cell table:formula="of:=CONCATENATE([.B42];&quot;@ask.it&quot;)" office:value-type="string" office:string-value="username37@ask.it">
            <text:p>username37@ask.it</text:p>
          </table:table-cell>
          <table:table-cell office:value-type="string">
            <text:p>user</text:p>
          </table:table-cell>
          <table:table-cell office:value-type="string">
            <text:p>name3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2]" office:value-type="string" office:string-value="username37">
            <text:p>username37</text:p>
          </table:table-cell>
          <table:table-cell table:formula="of:=[.J42]" office:value-type="string" office:string-value="username37">
            <text:p>username3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8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username38@ask.it">
            <text:p>username38@ask.it</text:p>
          </table:table-cell>
          <table:table-cell office:value-type="string">
            <text:p>user</text:p>
          </table:table-cell>
          <table:table-cell office:value-type="string">
            <text:p>name3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3]" office:value-type="string" office:string-value="username38">
            <text:p>username38</text:p>
          </table:table-cell>
          <table:table-cell table:formula="of:=[.J43]" office:value-type="string" office:string-value="username38">
            <text:p>username3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9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username39@ask.it">
            <text:p>username39@ask.it</text:p>
          </table:table-cell>
          <table:table-cell office:value-type="string">
            <text:p>user</text:p>
          </table:table-cell>
          <table:table-cell office:value-type="string">
            <text:p>name3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4]" office:value-type="string" office:string-value="username39">
            <text:p>username39</text:p>
          </table:table-cell>
          <table:table-cell table:formula="of:=[.J44]" office:value-type="string" office:string-value="username39">
            <text:p>username3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0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username40@ask.it">
            <text:p>username40@ask.it</text:p>
          </table:table-cell>
          <table:table-cell office:value-type="string">
            <text:p>user</text:p>
          </table:table-cell>
          <table:table-cell office:value-type="string">
            <text:p>name4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5]" office:value-type="string" office:string-value="username40">
            <text:p>username40</text:p>
          </table:table-cell>
          <table:table-cell table:formula="of:=[.J45]" office:value-type="string" office:string-value="username40">
            <text:p>username4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1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username41@ask.it">
            <text:p>username41@ask.it</text:p>
          </table:table-cell>
          <table:table-cell office:value-type="string">
            <text:p>user</text:p>
          </table:table-cell>
          <table:table-cell office:value-type="string">
            <text:p>name4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6]" office:value-type="string" office:string-value="username41">
            <text:p>username41</text:p>
          </table:table-cell>
          <table:table-cell table:formula="of:=[.J46]" office:value-type="string" office:string-value="username41">
            <text:p>username4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2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username42@ask.it">
            <text:p>username42@ask.it</text:p>
          </table:table-cell>
          <table:table-cell office:value-type="string">
            <text:p>user</text:p>
          </table:table-cell>
          <table:table-cell office:value-type="string">
            <text:p>name4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7]" office:value-type="string" office:string-value="username42">
            <text:p>username42</text:p>
          </table:table-cell>
          <table:table-cell table:formula="of:=[.J47]" office:value-type="string" office:string-value="username42">
            <text:p>username4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3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username43@ask.it">
            <text:p>username43@ask.it</text:p>
          </table:table-cell>
          <table:table-cell office:value-type="string">
            <text:p>user</text:p>
          </table:table-cell>
          <table:table-cell office:value-type="string">
            <text:p>name4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8]" office:value-type="string" office:string-value="username43">
            <text:p>username43</text:p>
          </table:table-cell>
          <table:table-cell table:formula="of:=[.J48]" office:value-type="string" office:string-value="username43">
            <text:p>username4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4</text:p>
          </table:table-cell>
          <table:table-cell office:value-type="string">
            <text:p>demo</text:p>
          </table:table-cell>
          <table:table-cell table:formula="of:=CONCATENATE([.B49];&quot;@ask.it&quot;)" office:value-type="string" office:string-value="username44@ask.it">
            <text:p>username44@ask.it</text:p>
          </table:table-cell>
          <table:table-cell office:value-type="string">
            <text:p>user</text:p>
          </table:table-cell>
          <table:table-cell office:value-type="string">
            <text:p>name4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9]" office:value-type="string" office:string-value="username44">
            <text:p>username44</text:p>
          </table:table-cell>
          <table:table-cell table:formula="of:=[.J49]" office:value-type="string" office:string-value="username44">
            <text:p>username4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5</text:p>
          </table:table-cell>
          <table:table-cell office:value-type="string">
            <text:p>demo</text:p>
          </table:table-cell>
          <table:table-cell table:formula="of:=CONCATENATE([.B50];&quot;@ask.it&quot;)" office:value-type="string" office:string-value="username45@ask.it">
            <text:p>username45@ask.it</text:p>
          </table:table-cell>
          <table:table-cell office:value-type="string">
            <text:p>user</text:p>
          </table:table-cell>
          <table:table-cell office:value-type="string">
            <text:p>name4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0]" office:value-type="string" office:string-value="username45">
            <text:p>username45</text:p>
          </table:table-cell>
          <table:table-cell table:formula="of:=[.J50]" office:value-type="string" office:string-value="username45">
            <text:p>username4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6</text:p>
          </table:table-cell>
          <table:table-cell office:value-type="string">
            <text:p>demo</text:p>
          </table:table-cell>
          <table:table-cell table:formula="of:=CONCATENATE([.B51];&quot;@ask.it&quot;)" office:value-type="string" office:string-value="username46@ask.it">
            <text:p>username46@ask.it</text:p>
          </table:table-cell>
          <table:table-cell office:value-type="string">
            <text:p>user</text:p>
          </table:table-cell>
          <table:table-cell office:value-type="string">
            <text:p>name4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1]" office:value-type="string" office:string-value="username46">
            <text:p>username46</text:p>
          </table:table-cell>
          <table:table-cell table:formula="of:=[.J51]" office:value-type="string" office:string-value="username46">
            <text:p>username4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7</text:p>
          </table:table-cell>
          <table:table-cell office:value-type="string">
            <text:p>demo</text:p>
          </table:table-cell>
          <table:table-cell table:formula="of:=CONCATENATE([.B52];&quot;@ask.it&quot;)" office:value-type="string" office:string-value="username47@ask.it">
            <text:p>username47@ask.it</text:p>
          </table:table-cell>
          <table:table-cell office:value-type="string">
            <text:p>user</text:p>
          </table:table-cell>
          <table:table-cell office:value-type="string">
            <text:p>name4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2]" office:value-type="string" office:string-value="username47">
            <text:p>username47</text:p>
          </table:table-cell>
          <table:table-cell table:formula="of:=[.J52]" office:value-type="string" office:string-value="username47">
            <text:p>username4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8</text:p>
          </table:table-cell>
          <table:table-cell office:value-type="string">
            <text:p>demo</text:p>
          </table:table-cell>
          <table:table-cell table:formula="of:=CONCATENATE([.B53];&quot;@ask.it&quot;)" office:value-type="string" office:string-value="username48@ask.it">
            <text:p>username48@ask.it</text:p>
          </table:table-cell>
          <table:table-cell office:value-type="string">
            <text:p>user</text:p>
          </table:table-cell>
          <table:table-cell office:value-type="string">
            <text:p>name4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3]" office:value-type="string" office:string-value="username48">
            <text:p>username48</text:p>
          </table:table-cell>
          <table:table-cell table:formula="of:=[.J53]" office:value-type="string" office:string-value="username48">
            <text:p>username4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9</text:p>
          </table:table-cell>
          <table:table-cell office:value-type="string">
            <text:p>demo</text:p>
          </table:table-cell>
          <table:table-cell table:formula="of:=CONCATENATE([.B54];&quot;@ask.it&quot;)" office:value-type="string" office:string-value="username49@ask.it">
            <text:p>username49@ask.it</text:p>
          </table:table-cell>
          <table:table-cell office:value-type="string">
            <text:p>user</text:p>
          </table:table-cell>
          <table:table-cell office:value-type="string">
            <text:p>name4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4]" office:value-type="string" office:string-value="username49">
            <text:p>username49</text:p>
          </table:table-cell>
          <table:table-cell table:formula="of:=[.J54]" office:value-type="string" office:string-value="username49">
            <text:p>username4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  <table:table-cell office:value-type="string">
            <text:p>ZZ-Le Panier Lensois</text:p>
          </table:table-cell>
          <table:table-cell table:formula="of:=[.J55]" office:value-type="string" office:string-value="ZZ-Le Panier Lensois">
            <text:p>ZZ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0</text:p>
          </table:table-cell>
          <table:table-cell office:value-type="string">
            <text:p>demo</text:p>
          </table:table-cell>
          <table:table-cell table:formula="of:=CONCATENATE([.B56];&quot;@ask.it&quot;)" office:value-type="string" office:string-value="username50@ask.it">
            <text:p>username50@ask.it</text:p>
          </table:table-cell>
          <table:table-cell office:value-type="string">
            <text:p>user</text:p>
          </table:table-cell>
          <table:table-cell office:value-type="string">
            <text:p>name5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6]" office:value-type="string" office:string-value="username50">
            <text:p>username50</text:p>
          </table:table-cell>
          <table:table-cell table:formula="of:=[.J56]" office:value-type="string" office:string-value="username50">
            <text:p>username5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1</text:p>
          </table:table-cell>
          <table:table-cell office:value-type="string">
            <text:p>demo</text:p>
          </table:table-cell>
          <table:table-cell table:formula="of:=CONCATENATE([.B57];&quot;@ask.it&quot;)" office:value-type="string" office:string-value="username51@ask.it">
            <text:p>username51@ask.it</text:p>
          </table:table-cell>
          <table:table-cell office:value-type="string">
            <text:p>user</text:p>
          </table:table-cell>
          <table:table-cell office:value-type="string">
            <text:p>name5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7]" office:value-type="string" office:string-value="username51">
            <text:p>username51</text:p>
          </table:table-cell>
          <table:table-cell table:formula="of:=[.J57]" office:value-type="string" office:string-value="username51">
            <text:p>username5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2</text:p>
          </table:table-cell>
          <table:table-cell office:value-type="string">
            <text:p>demo</text:p>
          </table:table-cell>
          <table:table-cell table:formula="of:=CONCATENATE([.B58];&quot;@ask.it&quot;)" office:value-type="string" office:string-value="username52@ask.it">
            <text:p>username52@ask.it</text:p>
          </table:table-cell>
          <table:table-cell office:value-type="string">
            <text:p>user</text:p>
          </table:table-cell>
          <table:table-cell office:value-type="string">
            <text:p>name5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8]" office:value-type="string" office:string-value="username52">
            <text:p>username52</text:p>
          </table:table-cell>
          <table:table-cell table:formula="of:=[.J58]" office:value-type="string" office:string-value="username52">
            <text:p>username5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3</text:p>
          </table:table-cell>
          <table:table-cell office:value-type="string">
            <text:p>demo</text:p>
          </table:table-cell>
          <table:table-cell table:formula="of:=CONCATENATE([.B59];&quot;@ask.it&quot;)" office:value-type="string" office:string-value="username53@ask.it">
            <text:p>username53@ask.it</text:p>
          </table:table-cell>
          <table:table-cell office:value-type="string">
            <text:p>user</text:p>
          </table:table-cell>
          <table:table-cell office:value-type="string">
            <text:p>name5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9]" office:value-type="string" office:string-value="username53">
            <text:p>username53</text:p>
          </table:table-cell>
          <table:table-cell table:formula="of:=[.J59]" office:value-type="string" office:string-value="username53">
            <text:p>username5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4</text:p>
          </table:table-cell>
          <table:table-cell office:value-type="string">
            <text:p>demo</text:p>
          </table:table-cell>
          <table:table-cell table:formula="of:=CONCATENATE([.B60];&quot;@ask.it&quot;)" office:value-type="string" office:string-value="username54@ask.it">
            <text:p>username54@ask.it</text:p>
          </table:table-cell>
          <table:table-cell office:value-type="string">
            <text:p>user</text:p>
          </table:table-cell>
          <table:table-cell office:value-type="string">
            <text:p>name5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0]" office:value-type="string" office:string-value="username54">
            <text:p>username54</text:p>
          </table:table-cell>
          <table:table-cell table:formula="of:=[.J60]" office:value-type="string" office:string-value="username54">
            <text:p>username5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5</text:p>
          </table:table-cell>
          <table:table-cell office:value-type="string">
            <text:p>demo</text:p>
          </table:table-cell>
          <table:table-cell table:formula="of:=CONCATENATE([.B61];&quot;@ask.it&quot;)" office:value-type="string" office:string-value="username55@ask.it">
            <text:p>username55@ask.it</text:p>
          </table:table-cell>
          <table:table-cell office:value-type="string">
            <text:p>user</text:p>
          </table:table-cell>
          <table:table-cell office:value-type="string">
            <text:p>name5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1]" office:value-type="string" office:string-value="username55">
            <text:p>username55</text:p>
          </table:table-cell>
          <table:table-cell table:formula="of:=[.J61]" office:value-type="string" office:string-value="username55">
            <text:p>username5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6</text:p>
          </table:table-cell>
          <table:table-cell office:value-type="string">
            <text:p>demo</text:p>
          </table:table-cell>
          <table:table-cell table:formula="of:=CONCATENATE([.B62];&quot;@ask.it&quot;)" office:value-type="string" office:string-value="username56@ask.it">
            <text:p>username56@ask.it</text:p>
          </table:table-cell>
          <table:table-cell office:value-type="string">
            <text:p>user</text:p>
          </table:table-cell>
          <table:table-cell office:value-type="string">
            <text:p>name5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2]" office:value-type="string" office:string-value="username56">
            <text:p>username56</text:p>
          </table:table-cell>
          <table:table-cell table:formula="of:=[.J62]" office:value-type="string" office:string-value="username56">
            <text:p>username5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7</text:p>
          </table:table-cell>
          <table:table-cell office:value-type="string">
            <text:p>demo</text:p>
          </table:table-cell>
          <table:table-cell table:formula="of:=CONCATENATE([.B63];&quot;@ask.it&quot;)" office:value-type="string" office:string-value="username57@ask.it">
            <text:p>username57@ask.it</text:p>
          </table:table-cell>
          <table:table-cell office:value-type="string">
            <text:p>user</text:p>
          </table:table-cell>
          <table:table-cell office:value-type="string">
            <text:p>name5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3]" office:value-type="string" office:string-value="username57">
            <text:p>username57</text:p>
          </table:table-cell>
          <table:table-cell table:formula="of:=[.J63]" office:value-type="string" office:string-value="username57">
            <text:p>username5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8</text:p>
          </table:table-cell>
          <table:table-cell office:value-type="string">
            <text:p>demo</text:p>
          </table:table-cell>
          <table:table-cell table:formula="of:=CONCATENATE([.B64];&quot;@ask.it&quot;)" office:value-type="string" office:string-value="username58@ask.it">
            <text:p>username58@ask.it</text:p>
          </table:table-cell>
          <table:table-cell office:value-type="string">
            <text:p>user</text:p>
          </table:table-cell>
          <table:table-cell office:value-type="string">
            <text:p>name5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4]" office:value-type="string" office:string-value="username58">
            <text:p>username58</text:p>
          </table:table-cell>
          <table:table-cell table:formula="of:=[.J64]" office:value-type="string" office:string-value="username58">
            <text:p>username5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9</text:p>
          </table:table-cell>
          <table:table-cell office:value-type="string">
            <text:p>demo</text:p>
          </table:table-cell>
          <table:table-cell table:formula="of:=CONCATENATE([.B65];&quot;@ask.it&quot;)" office:value-type="string" office:string-value="username59@ask.it">
            <text:p>username59@ask.it</text:p>
          </table:table-cell>
          <table:table-cell office:value-type="string">
            <text:p>user</text:p>
          </table:table-cell>
          <table:table-cell office:value-type="string">
            <text:p>name5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5]" office:value-type="string" office:string-value="username59">
            <text:p>username59</text:p>
          </table:table-cell>
          <table:table-cell table:formula="of:=[.J65]" office:value-type="string" office:string-value="username59">
            <text:p>username5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0</text:p>
          </table:table-cell>
          <table:table-cell office:value-type="string">
            <text:p>demo</text:p>
          </table:table-cell>
          <table:table-cell table:formula="of:=CONCATENATE([.B66];&quot;@ask.it&quot;)" office:value-type="string" office:string-value="username60@ask.it">
            <text:p>username60@ask.it</text:p>
          </table:table-cell>
          <table:table-cell office:value-type="string">
            <text:p>user</text:p>
          </table:table-cell>
          <table:table-cell office:value-type="string">
            <text:p>name6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6]" office:value-type="string" office:string-value="username60">
            <text:p>username60</text:p>
          </table:table-cell>
          <table:table-cell table:formula="of:=[.J66]" office:value-type="string" office:string-value="username60">
            <text:p>username6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1</text:p>
          </table:table-cell>
          <table:table-cell office:value-type="string">
            <text:p>demo</text:p>
          </table:table-cell>
          <table:table-cell table:formula="of:=CONCATENATE([.B67];&quot;@ask.it&quot;)" office:value-type="string" office:string-value="username61@ask.it">
            <text:p>username61@ask.it</text:p>
          </table:table-cell>
          <table:table-cell office:value-type="string">
            <text:p>user</text:p>
          </table:table-cell>
          <table:table-cell office:value-type="string">
            <text:p>name6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7]" office:value-type="string" office:string-value="username61">
            <text:p>username61</text:p>
          </table:table-cell>
          <table:table-cell table:formula="of:=[.J67]" office:value-type="string" office:string-value="username61">
            <text:p>username6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2</text:p>
          </table:table-cell>
          <table:table-cell office:value-type="string">
            <text:p>demo</text:p>
          </table:table-cell>
          <table:table-cell table:formula="of:=CONCATENATE([.B68];&quot;@ask.it&quot;)" office:value-type="string" office:string-value="username62@ask.it">
            <text:p>username62@ask.it</text:p>
          </table:table-cell>
          <table:table-cell office:value-type="string">
            <text:p>user</text:p>
          </table:table-cell>
          <table:table-cell office:value-type="string">
            <text:p>name6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8]" office:value-type="string" office:string-value="username62">
            <text:p>username62</text:p>
          </table:table-cell>
          <table:table-cell table:formula="of:=[.J68]" office:value-type="string" office:string-value="username62">
            <text:p>username6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3</text:p>
          </table:table-cell>
          <table:table-cell office:value-type="string">
            <text:p>demo</text:p>
          </table:table-cell>
          <table:table-cell table:formula="of:=CONCATENATE([.B69];&quot;@ask.it&quot;)" office:value-type="string" office:string-value="username63@ask.it">
            <text:p>username63@ask.it</text:p>
          </table:table-cell>
          <table:table-cell office:value-type="string">
            <text:p>user</text:p>
          </table:table-cell>
          <table:table-cell office:value-type="string">
            <text:p>name6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9]" office:value-type="string" office:string-value="username63">
            <text:p>username63</text:p>
          </table:table-cell>
          <table:table-cell table:formula="of:=[.J69]" office:value-type="string" office:string-value="username63">
            <text:p>username6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4</text:p>
          </table:table-cell>
          <table:table-cell office:value-type="string">
            <text:p>demo</text:p>
          </table:table-cell>
          <table:table-cell table:formula="of:=CONCATENATE([.B70];&quot;@ask.it&quot;)" office:value-type="string" office:string-value="username64@ask.it">
            <text:p>username64@ask.it</text:p>
          </table:table-cell>
          <table:table-cell office:value-type="string">
            <text:p>user</text:p>
          </table:table-cell>
          <table:table-cell office:value-type="string">
            <text:p>name6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0]" office:value-type="string" office:string-value="username64">
            <text:p>username64</text:p>
          </table:table-cell>
          <table:table-cell table:formula="of:=[.J70]" office:value-type="string" office:string-value="username64">
            <text:p>username6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5</text:p>
          </table:table-cell>
          <table:table-cell office:value-type="string">
            <text:p>demo</text:p>
          </table:table-cell>
          <table:table-cell table:formula="of:=CONCATENATE([.B71];&quot;@ask.it&quot;)" office:value-type="string" office:string-value="username65@ask.it">
            <text:p>username65@ask.it</text:p>
          </table:table-cell>
          <table:table-cell office:value-type="string">
            <text:p>user</text:p>
          </table:table-cell>
          <table:table-cell office:value-type="string">
            <text:p>name6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1]" office:value-type="string" office:string-value="username65">
            <text:p>username65</text:p>
          </table:table-cell>
          <table:table-cell table:formula="of:=[.J71]" office:value-type="string" office:string-value="username65">
            <text:p>username6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6</text:p>
          </table:table-cell>
          <table:table-cell office:value-type="string">
            <text:p>demo</text:p>
          </table:table-cell>
          <table:table-cell table:formula="of:=CONCATENATE([.B72];&quot;@ask.it&quot;)" office:value-type="string" office:string-value="username66@ask.it">
            <text:p>username66@ask.it</text:p>
          </table:table-cell>
          <table:table-cell office:value-type="string">
            <text:p>user</text:p>
          </table:table-cell>
          <table:table-cell office:value-type="string">
            <text:p>name6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2]" office:value-type="string" office:string-value="username66">
            <text:p>username66</text:p>
          </table:table-cell>
          <table:table-cell table:formula="of:=[.J72]" office:value-type="string" office:string-value="username66">
            <text:p>username6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7</text:p>
          </table:table-cell>
          <table:table-cell office:value-type="string">
            <text:p>demo</text:p>
          </table:table-cell>
          <table:table-cell table:formula="of:=CONCATENATE([.B73];&quot;@ask.it&quot;)" office:value-type="string" office:string-value="username67@ask.it">
            <text:p>username67@ask.it</text:p>
          </table:table-cell>
          <table:table-cell office:value-type="string">
            <text:p>user</text:p>
          </table:table-cell>
          <table:table-cell office:value-type="string">
            <text:p>name6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3]" office:value-type="string" office:string-value="username67">
            <text:p>username67</text:p>
          </table:table-cell>
          <table:table-cell table:formula="of:=[.J73]" office:value-type="string" office:string-value="username67">
            <text:p>username6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8</text:p>
          </table:table-cell>
          <table:table-cell office:value-type="string">
            <text:p>demo</text:p>
          </table:table-cell>
          <table:table-cell table:formula="of:=CONCATENATE([.B74];&quot;@ask.it&quot;)" office:value-type="string" office:string-value="username68@ask.it">
            <text:p>username68@ask.it</text:p>
          </table:table-cell>
          <table:table-cell office:value-type="string">
            <text:p>user</text:p>
          </table:table-cell>
          <table:table-cell office:value-type="string">
            <text:p>name6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4]" office:value-type="string" office:string-value="username68">
            <text:p>username68</text:p>
          </table:table-cell>
          <table:table-cell table:formula="of:=[.J74]" office:value-type="string" office:string-value="username68">
            <text:p>username6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9</text:p>
          </table:table-cell>
          <table:table-cell office:value-type="string">
            <text:p>demo</text:p>
          </table:table-cell>
          <table:table-cell table:formula="of:=CONCATENATE([.B75];&quot;@ask.it&quot;)" office:value-type="string" office:string-value="username69@ask.it">
            <text:p>username69@ask.it</text:p>
          </table:table-cell>
          <table:table-cell office:value-type="string">
            <text:p>user</text:p>
          </table:table-cell>
          <table:table-cell office:value-type="string">
            <text:p>name6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5]" office:value-type="string" office:string-value="username69">
            <text:p>username69</text:p>
          </table:table-cell>
          <table:table-cell table:formula="of:=[.J75]" office:value-type="string" office:string-value="username69">
            <text:p>username6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0</text:p>
          </table:table-cell>
          <table:table-cell office:value-type="string">
            <text:p>demo</text:p>
          </table:table-cell>
          <table:table-cell table:formula="of:=CONCATENATE([.B76];&quot;@ask.it&quot;)" office:value-type="string" office:string-value="username70@ask.it">
            <text:p>username70@ask.it</text:p>
          </table:table-cell>
          <table:table-cell office:value-type="string">
            <text:p>user</text:p>
          </table:table-cell>
          <table:table-cell office:value-type="string">
            <text:p>name7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6]" office:value-type="string" office:string-value="username70">
            <text:p>username70</text:p>
          </table:table-cell>
          <table:table-cell table:formula="of:=[.J76]" office:value-type="string" office:string-value="username70">
            <text:p>username7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1</text:p>
          </table:table-cell>
          <table:table-cell office:value-type="string">
            <text:p>demo</text:p>
          </table:table-cell>
          <table:table-cell table:formula="of:=CONCATENATE([.B77];&quot;@ask.it&quot;)" office:value-type="string" office:string-value="username71@ask.it">
            <text:p>username71@ask.it</text:p>
          </table:table-cell>
          <table:table-cell office:value-type="string">
            <text:p>user</text:p>
          </table:table-cell>
          <table:table-cell office:value-type="string">
            <text:p>name7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7]" office:value-type="string" office:string-value="username71">
            <text:p>username71</text:p>
          </table:table-cell>
          <table:table-cell table:formula="of:=[.J77]" office:value-type="string" office:string-value="username71">
            <text:p>username7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2</text:p>
          </table:table-cell>
          <table:table-cell office:value-type="string">
            <text:p>demo</text:p>
          </table:table-cell>
          <table:table-cell table:formula="of:=CONCATENATE([.B78];&quot;@ask.it&quot;)" office:value-type="string" office:string-value="username72@ask.it">
            <text:p>username72@ask.it</text:p>
          </table:table-cell>
          <table:table-cell office:value-type="string">
            <text:p>user</text:p>
          </table:table-cell>
          <table:table-cell office:value-type="string">
            <text:p>name7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8]" office:value-type="string" office:string-value="username72">
            <text:p>username72</text:p>
          </table:table-cell>
          <table:table-cell table:formula="of:=[.J78]" office:value-type="string" office:string-value="username72">
            <text:p>username7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3</text:p>
          </table:table-cell>
          <table:table-cell office:value-type="string">
            <text:p>demo</text:p>
          </table:table-cell>
          <table:table-cell table:formula="of:=CONCATENATE([.B79];&quot;@ask.it&quot;)" office:value-type="string" office:string-value="username73@ask.it">
            <text:p>username73@ask.it</text:p>
          </table:table-cell>
          <table:table-cell office:value-type="string">
            <text:p>user</text:p>
          </table:table-cell>
          <table:table-cell office:value-type="string">
            <text:p>name7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9]" office:value-type="string" office:string-value="username73">
            <text:p>username73</text:p>
          </table:table-cell>
          <table:table-cell table:formula="of:=[.J79]" office:value-type="string" office:string-value="username73">
            <text:p>username7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4</text:p>
          </table:table-cell>
          <table:table-cell office:value-type="string">
            <text:p>demo</text:p>
          </table:table-cell>
          <table:table-cell table:formula="of:=CONCATENATE([.B80];&quot;@ask.it&quot;)" office:value-type="string" office:string-value="username74@ask.it">
            <text:p>username74@ask.it</text:p>
          </table:table-cell>
          <table:table-cell office:value-type="string">
            <text:p>user</text:p>
          </table:table-cell>
          <table:table-cell office:value-type="string">
            <text:p>name7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0]" office:value-type="string" office:string-value="username74">
            <text:p>username74</text:p>
          </table:table-cell>
          <table:table-cell table:formula="of:=[.J80]" office:value-type="string" office:string-value="username74">
            <text:p>username7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5</text:p>
          </table:table-cell>
          <table:table-cell office:value-type="string">
            <text:p>demo</text:p>
          </table:table-cell>
          <table:table-cell table:formula="of:=CONCATENATE([.B81];&quot;@ask.it&quot;)" office:value-type="string" office:string-value="username75@ask.it">
            <text:p>username75@ask.it</text:p>
          </table:table-cell>
          <table:table-cell office:value-type="string">
            <text:p>user</text:p>
          </table:table-cell>
          <table:table-cell office:value-type="string">
            <text:p>name7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1]" office:value-type="string" office:string-value="username75">
            <text:p>username75</text:p>
          </table:table-cell>
          <table:table-cell table:formula="of:=[.J81]" office:value-type="string" office:string-value="username75">
            <text:p>username7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49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roducers" table:style-name="ta1" table:print="false">
        <table:table-column table:style-name="co5" table:default-cell-style-name="Default"/>
        <table:table-column table:style-name="co4" table:number-columns-repeated="13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office:value-type="string">
            <text:p>bank_account</text:p>
          </table:table-cell>
          <table:table-cell office:value-type="string">
            <text:p>address</text:p>
          </table:table-cell>
          <table:table-cell office:value-type="string">
            <text:p>short_profile_name</text:p>
          </table:table-cell>
          <table:table-cell office:value-type="string">
            <text:p>long_profile_name</text:p>
          </table:table-cell>
          <table:table-cell office:value-type="string">
            <text:p>memo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]" office:value-type="string" office:string-value="ZZC-CRASEN">
            <text:p>ZZC-CRASEN</text:p>
          </table:table-cell>
          <table:table-cell table:formula="of:=&quot;Mémo &quot; &amp; [.M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3]" office:value-type="string" office:string-value="ZZC-GASATH ASBL">
            <text:p>ZZC-GASATH ASBL</text:p>
          </table:table-cell>
          <table:table-cell table:formula="of:=&quot;Mémo &quot; &amp; [.M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4]" office:value-type="string" office:string-value="ZZC-SITE WEB">
            <text:p>ZZC-SITE WEB</text:p>
          </table:table-cell>
          <table:table-cell table:formula="of:=&quot;Mémo &quot; &amp; [.M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PTI DEJ</text:p>
          </table:table-cell>
          <table:table-cell table:style-name="ce8" table:formula="of:=[.L5]" office:value-type="string" office:string-value="ZZC-COTISATIONS PTI DEJ">
            <text:p>ZZC-COTISATIONS PTI DEJ</text:p>
          </table:table-cell>
          <table:table-cell table:formula="of:=&quot;Mémo &quot; &amp; [.M5]" office:value-type="string" office:string-value="Mémo ZZC-COTISATIONS PTI DEJ">
            <text:p>Mémo ZZC-COTISATIONS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BELOEIL@ask.it">
            <text:p>BELOEIL@ask.it</text:p>
          </table:table-cell>
          <table:table-cell table:formula="of:=[.B6]" office:value-type="string" office:string-value="BELOEIL">
            <text:p>BELOEIL</text:p>
          </table:table-cell>
          <table:table-cell table:formula="of:=[.C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6]" office:value-type="string" office:string-value="BELOEIL">
            <text:p>BELOEIL</text:p>
          </table:table-cell>
          <table:table-cell table:formula="of:=&quot;Mémo &quot; &amp; [.M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BLONDEEL@ask.it">
            <text:p>BLONDEEL@ask.it</text:p>
          </table:table-cell>
          <table:table-cell table:formula="of:=[.B7]" office:value-type="string" office:string-value="BLONDEEL">
            <text:p>BLONDEEL</text:p>
          </table:table-cell>
          <table:table-cell table:formula="of:=[.C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7]" office:value-type="string" office:string-value="BLONDEEL">
            <text:p>BLONDEEL</text:p>
          </table:table-cell>
          <table:table-cell table:formula="of:=&quot;Mémo &quot; &amp; [.M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BRUYERE@ask.it">
            <text:p>BRUYERE@ask.it</text:p>
          </table:table-cell>
          <table:table-cell table:formula="of:=[.B8]" office:value-type="string" office:string-value="BRUYERE">
            <text:p>BRUYERE</text:p>
          </table:table-cell>
          <table:table-cell table:formula="of:=[.C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8]" office:value-type="string" office:string-value="BRUYERE">
            <text:p>BRUYERE</text:p>
          </table:table-cell>
          <table:table-cell table:formula="of:=&quot;Mémo &quot; &amp; [.M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CAUCHIE@ask.it">
            <text:p>CAUCHIE@ask.it</text:p>
          </table:table-cell>
          <table:table-cell table:formula="of:=[.B9]" office:value-type="string" office:string-value="CAUCHIE">
            <text:p>CAUCHIE</text:p>
          </table:table-cell>
          <table:table-cell table:formula="of:=[.C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9]" office:value-type="string" office:string-value="CAUCHIE">
            <text:p>CAUCHIE</text:p>
          </table:table-cell>
          <table:table-cell table:formula="of:=&quot;Mémo &quot; &amp; [.M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D'HONDT@ask.it">
            <text:p>D'HONDT@ask.it</text:p>
          </table:table-cell>
          <table:table-cell table:formula="of:=[.B10]" office:value-type="string" office:string-value="D'HONDT">
            <text:p>D'HONDT</text:p>
          </table:table-cell>
          <table:table-cell table:formula="of:=[.C1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10]" office:value-type="string" office:string-value="D'HONDT">
            <text:p>D'HONDT</text:p>
          </table:table-cell>
          <table:table-cell table:formula="of:=&quot;Mémo &quot; &amp; [.M1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DORLOU@ask.it">
            <text:p>DORLOU@ask.it</text:p>
          </table:table-cell>
          <table:table-cell table:formula="of:=[.B11]" office:value-type="string" office:string-value="DORLOU">
            <text:p>DORLOU</text:p>
          </table:table-cell>
          <table:table-cell table:formula="of:=[.C1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11]" office:value-type="string" office:string-value="DORLOU">
            <text:p>DORLOU</text:p>
          </table:table-cell>
          <table:table-cell table:formula="of:=&quot;Mémo &quot; &amp; [.M1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FOURMANOY@ask.it">
            <text:p>FOURMANOY@ask.it</text:p>
          </table:table-cell>
          <table:table-cell table:formula="of:=[.B12]" office:value-type="string" office:string-value="FOURMANOY">
            <text:p>FOURMANOY</text:p>
          </table:table-cell>
          <table:table-cell table:formula="of:=[.C1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12]" office:value-type="string" office:string-value="FOURMANOY">
            <text:p>FOURMANOY</text:p>
          </table:table-cell>
          <table:table-cell table:formula="of:=&quot;Mémo &quot; &amp; [.M1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FRISHKORN@ask.it">
            <text:p>FRISHKORN@ask.it</text:p>
          </table:table-cell>
          <table:table-cell table:formula="of:=[.B13]" office:value-type="string" office:string-value="FRISHKORN">
            <text:p>FRISHKORN</text:p>
          </table:table-cell>
          <table:table-cell table:formula="of:=[.C1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13]" office:value-type="string" office:string-value="FRISHKORN">
            <text:p>FRISHKORN</text:p>
          </table:table-cell>
          <table:table-cell table:formula="of:=&quot;Mémo &quot; &amp; [.M1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HOSTIE@ask.it">
            <text:p>HOSTIE@ask.it</text:p>
          </table:table-cell>
          <table:table-cell table:formula="of:=[.B14]" office:value-type="string" office:string-value="HOSTIE">
            <text:p>HOSTIE</text:p>
          </table:table-cell>
          <table:table-cell table:formula="of:=[.C1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14]" office:value-type="string" office:string-value="HOSTIE">
            <text:p>HOSTIE</text:p>
          </table:table-cell>
          <table:table-cell table:formula="of:=&quot;Mémo &quot; &amp; [.M1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LONGLUNE@ask.it">
            <text:p>LONGLUNE@ask.it</text:p>
          </table:table-cell>
          <table:table-cell table:formula="of:=[.B15]" office:value-type="string" office:string-value="LONGLUNE">
            <text:p>LONGLUNE</text:p>
          </table:table-cell>
          <table:table-cell table:formula="of:=[.C1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15]" office:value-type="string" office:string-value="LONGLUNE">
            <text:p>LONGLUNE</text:p>
          </table:table-cell>
          <table:table-cell table:formula="of:=&quot;Mémo &quot; &amp; [.M1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MOTTE@ask.it">
            <text:p>MOTTE@ask.it</text:p>
          </table:table-cell>
          <table:table-cell table:formula="of:=[.B16]" office:value-type="string" office:string-value="MOTTE">
            <text:p>MOTTE</text:p>
          </table:table-cell>
          <table:table-cell table:formula="of:=[.C1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16]" office:value-type="string" office:string-value="MOTTE">
            <text:p>MOTTE</text:p>
          </table:table-cell>
          <table:table-cell table:formula="of:=&quot;Mémo &quot; &amp; [.M1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MOULIN@ask.it">
            <text:p>MOULIN@ask.it</text:p>
          </table:table-cell>
          <table:table-cell table:formula="of:=[.B17]" office:value-type="string" office:string-value="MOULIN">
            <text:p>MOULIN</text:p>
          </table:table-cell>
          <table:table-cell table:formula="of:=[.C1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17]" office:value-type="string" office:string-value="MOULIN">
            <text:p>MOULIN</text:p>
          </table:table-cell>
          <table:table-cell table:formula="of:=&quot;Mémo &quot; &amp; [.M1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POM D'HAPPY@ask.it">
            <text:p>POM D'HAPPY@ask.it</text:p>
          </table:table-cell>
          <table:table-cell table:formula="of:=[.B18]" office:value-type="string" office:string-value="POM D'HAPPY">
            <text:p>POM D'HAPPY</text:p>
          </table:table-cell>
          <table:table-cell table:formula="of:=[.C1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18]" office:value-type="string" office:string-value="POM D'HAPPY">
            <text:p>POM D'HAPPY</text:p>
          </table:table-cell>
          <table:table-cell table:formula="of:=&quot;Mémo &quot; &amp; [.M1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PORTOIS@ask.it">
            <text:p>PORTOIS@ask.it</text:p>
          </table:table-cell>
          <table:table-cell table:formula="of:=[.B19]" office:value-type="string" office:string-value="PORTOIS">
            <text:p>PORTOIS</text:p>
          </table:table-cell>
          <table:table-cell table:formula="of:=[.C1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19]" office:value-type="string" office:string-value="PORTOIS">
            <text:p>PORTOIS</text:p>
          </table:table-cell>
          <table:table-cell table:formula="of:=&quot;Mémo &quot; &amp; [.M1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RAUCQ@ask.it">
            <text:p>RAUCQ@ask.it</text:p>
          </table:table-cell>
          <table:table-cell table:formula="of:=[.B20]" office:value-type="string" office:string-value="RAUCQ">
            <text:p>RAUCQ</text:p>
          </table:table-cell>
          <table:table-cell table:formula="of:=[.C2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20]" office:value-type="string" office:string-value="RAUCQ">
            <text:p>RAUCQ</text:p>
          </table:table-cell>
          <table:table-cell table:formula="of:=&quot;Mémo &quot; &amp; [.M2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RBAIN@ask.it">
            <text:p>URBAIN@ask.it</text:p>
          </table:table-cell>
          <table:table-cell table:formula="of:=[.B21]" office:value-type="string" office:string-value="URBAIN">
            <text:p>URBAIN</text:p>
          </table:table-cell>
          <table:table-cell table:formula="of:=[.C2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21]" office:value-type="string" office:string-value="URBAIN">
            <text:p>URBAIN</text:p>
          </table:table-cell>
          <table:table-cell table:formula="of:=&quot;Mémo &quot; &amp; [.M2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2]" office:value-type="string" office:string-value="ZZC-CRASEN">
            <text:p>ZZC-CRASEN</text:p>
          </table:table-cell>
          <table:table-cell table:formula="of:=&quot;Mémo &quot; &amp; [.M2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23]" office:value-type="string" office:string-value="ZZC-GASATH ASBL">
            <text:p>ZZC-GASATH ASBL</text:p>
          </table:table-cell>
          <table:table-cell table:formula="of:=&quot;Mémo &quot; &amp; [.M2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24]" office:value-type="string" office:string-value="ZZC-SITE WEB">
            <text:p>ZZC-SITE WEB</text:p>
          </table:table-cell>
          <table:table-cell table:formula="of:=&quot;Mémo &quot; &amp; [.M2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APERO</text:p>
          </table:table-cell>
          <table:table-cell table:style-name="ce8" table:formula="of:=[.L25]" office:value-type="string" office:string-value="ZZC-COTISATIONS APERO">
            <text:p>ZZC-COTISATIONS APERO</text:p>
          </table:table-cell>
          <table:table-cell table:formula="of:=&quot;Mémo &quot; &amp; [.M25]" office:value-type="string" office:string-value="Mémo ZZC-COTISATIONS APERO">
            <text:p>Mémo ZZC-COTISATIONS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BELOEIL@ask.it">
            <text:p>BELOEIL@ask.it</text:p>
          </table:table-cell>
          <table:table-cell table:formula="of:=[.B26]" office:value-type="string" office:string-value="BELOEIL">
            <text:p>BELOEIL</text:p>
          </table:table-cell>
          <table:table-cell table:formula="of:=[.C2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26]" office:value-type="string" office:string-value="BELOEIL">
            <text:p>BELOEIL</text:p>
          </table:table-cell>
          <table:table-cell table:formula="of:=&quot;Mémo &quot; &amp; [.M2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BLONDEEL@ask.it">
            <text:p>BLONDEEL@ask.it</text:p>
          </table:table-cell>
          <table:table-cell table:formula="of:=[.B27]" office:value-type="string" office:string-value="BLONDEEL">
            <text:p>BLONDEEL</text:p>
          </table:table-cell>
          <table:table-cell table:formula="of:=[.C2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27]" office:value-type="string" office:string-value="BLONDEEL">
            <text:p>BLONDEEL</text:p>
          </table:table-cell>
          <table:table-cell table:formula="of:=&quot;Mémo &quot; &amp; [.M2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BRUYERE@ask.it">
            <text:p>BRUYERE@ask.it</text:p>
          </table:table-cell>
          <table:table-cell table:formula="of:=[.B28]" office:value-type="string" office:string-value="BRUYERE">
            <text:p>BRUYERE</text:p>
          </table:table-cell>
          <table:table-cell table:formula="of:=[.C2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28]" office:value-type="string" office:string-value="BRUYERE">
            <text:p>BRUYERE</text:p>
          </table:table-cell>
          <table:table-cell table:formula="of:=&quot;Mémo &quot; &amp; [.M2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CAUCHIE@ask.it">
            <text:p>CAUCHIE@ask.it</text:p>
          </table:table-cell>
          <table:table-cell table:formula="of:=[.B29]" office:value-type="string" office:string-value="CAUCHIE">
            <text:p>CAUCHIE</text:p>
          </table:table-cell>
          <table:table-cell table:formula="of:=[.C2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29]" office:value-type="string" office:string-value="CAUCHIE">
            <text:p>CAUCHIE</text:p>
          </table:table-cell>
          <table:table-cell table:formula="of:=&quot;Mémo &quot; &amp; [.M2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D'HONDT@ask.it">
            <text:p>D'HONDT@ask.it</text:p>
          </table:table-cell>
          <table:table-cell table:formula="of:=[.B30]" office:value-type="string" office:string-value="D'HONDT">
            <text:p>D'HONDT</text:p>
          </table:table-cell>
          <table:table-cell table:formula="of:=[.C3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30]" office:value-type="string" office:string-value="D'HONDT">
            <text:p>D'HONDT</text:p>
          </table:table-cell>
          <table:table-cell table:formula="of:=&quot;Mémo &quot; &amp; [.M3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DORLOU@ask.it">
            <text:p>DORLOU@ask.it</text:p>
          </table:table-cell>
          <table:table-cell table:formula="of:=[.B31]" office:value-type="string" office:string-value="DORLOU">
            <text:p>DORLOU</text:p>
          </table:table-cell>
          <table:table-cell table:formula="of:=[.C3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31]" office:value-type="string" office:string-value="DORLOU">
            <text:p>DORLOU</text:p>
          </table:table-cell>
          <table:table-cell table:formula="of:=&quot;Mémo &quot; &amp; [.M3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FOURMANOY@ask.it">
            <text:p>FOURMANOY@ask.it</text:p>
          </table:table-cell>
          <table:table-cell table:formula="of:=[.B32]" office:value-type="string" office:string-value="FOURMANOY">
            <text:p>FOURMANOY</text:p>
          </table:table-cell>
          <table:table-cell table:formula="of:=[.C3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32]" office:value-type="string" office:string-value="FOURMANOY">
            <text:p>FOURMANOY</text:p>
          </table:table-cell>
          <table:table-cell table:formula="of:=&quot;Mémo &quot; &amp; [.M3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FRISHKORN@ask.it">
            <text:p>FRISHKORN@ask.it</text:p>
          </table:table-cell>
          <table:table-cell table:formula="of:=[.B33]" office:value-type="string" office:string-value="FRISHKORN">
            <text:p>FRISHKORN</text:p>
          </table:table-cell>
          <table:table-cell table:formula="of:=[.C3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33]" office:value-type="string" office:string-value="FRISHKORN">
            <text:p>FRISHKORN</text:p>
          </table:table-cell>
          <table:table-cell table:formula="of:=&quot;Mémo &quot; &amp; [.M3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HOSTIE@ask.it">
            <text:p>HOSTIE@ask.it</text:p>
          </table:table-cell>
          <table:table-cell table:formula="of:=[.B34]" office:value-type="string" office:string-value="HOSTIE">
            <text:p>HOSTIE</text:p>
          </table:table-cell>
          <table:table-cell table:formula="of:=[.C3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34]" office:value-type="string" office:string-value="HOSTIE">
            <text:p>HOSTIE</text:p>
          </table:table-cell>
          <table:table-cell table:formula="of:=&quot;Mémo &quot; &amp; [.M3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35];&quot;@ask.it&quot;)" office:value-type="string" office:string-value="LONGLUNE@ask.it">
            <text:p>LONGLUNE@ask.it</text:p>
          </table:table-cell>
          <table:table-cell table:formula="of:=[.B35]" office:value-type="string" office:string-value="LONGLUNE">
            <text:p>LONGLUNE</text:p>
          </table:table-cell>
          <table:table-cell table:formula="of:=[.C3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35]" office:value-type="string" office:string-value="LONGLUNE">
            <text:p>LONGLUNE</text:p>
          </table:table-cell>
          <table:table-cell table:formula="of:=&quot;Mémo &quot; &amp; [.M3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36];&quot;@ask.it&quot;)" office:value-type="string" office:string-value="MOTTE@ask.it">
            <text:p>MOTTE@ask.it</text:p>
          </table:table-cell>
          <table:table-cell table:formula="of:=[.B36]" office:value-type="string" office:string-value="MOTTE">
            <text:p>MOTTE</text:p>
          </table:table-cell>
          <table:table-cell table:formula="of:=[.C3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36]" office:value-type="string" office:string-value="MOTTE">
            <text:p>MOTTE</text:p>
          </table:table-cell>
          <table:table-cell table:formula="of:=&quot;Mémo &quot; &amp; [.M3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37];&quot;@ask.it&quot;)" office:value-type="string" office:string-value="MOULIN@ask.it">
            <text:p>MOULIN@ask.it</text:p>
          </table:table-cell>
          <table:table-cell table:formula="of:=[.B37]" office:value-type="string" office:string-value="MOULIN">
            <text:p>MOULIN</text:p>
          </table:table-cell>
          <table:table-cell table:formula="of:=[.C3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37]" office:value-type="string" office:string-value="MOULIN">
            <text:p>MOULIN</text:p>
          </table:table-cell>
          <table:table-cell table:formula="of:=&quot;Mémo &quot; &amp; [.M3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POM D'HAPPY@ask.it">
            <text:p>POM D'HAPPY@ask.it</text:p>
          </table:table-cell>
          <table:table-cell table:formula="of:=[.B38]" office:value-type="string" office:string-value="POM D'HAPPY">
            <text:p>POM D'HAPPY</text:p>
          </table:table-cell>
          <table:table-cell table:formula="of:=[.C3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38]" office:value-type="string" office:string-value="POM D'HAPPY">
            <text:p>POM D'HAPPY</text:p>
          </table:table-cell>
          <table:table-cell table:formula="of:=&quot;Mémo &quot; &amp; [.M3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PORTOIS@ask.it">
            <text:p>PORTOIS@ask.it</text:p>
          </table:table-cell>
          <table:table-cell table:formula="of:=[.B39]" office:value-type="string" office:string-value="PORTOIS">
            <text:p>PORTOIS</text:p>
          </table:table-cell>
          <table:table-cell table:formula="of:=[.C3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39]" office:value-type="string" office:string-value="PORTOIS">
            <text:p>PORTOIS</text:p>
          </table:table-cell>
          <table:table-cell table:formula="of:=&quot;Mémo &quot; &amp; [.M3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RAUCQ@ask.it">
            <text:p>RAUCQ@ask.it</text:p>
          </table:table-cell>
          <table:table-cell table:formula="of:=[.B40]" office:value-type="string" office:string-value="RAUCQ">
            <text:p>RAUCQ</text:p>
          </table:table-cell>
          <table:table-cell table:formula="of:=[.C4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0]" office:value-type="string" office:string-value="RAUCQ">
            <text:p>RAUCQ</text:p>
          </table:table-cell>
          <table:table-cell table:formula="of:=&quot;Mémo &quot; &amp; [.M4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RBAIN@ask.it">
            <text:p>URBAIN@ask.it</text:p>
          </table:table-cell>
          <table:table-cell table:formula="of:=[.B41]" office:value-type="string" office:string-value="URBAIN">
            <text:p>URBAIN</text:p>
          </table:table-cell>
          <table:table-cell table:formula="of:=[.C4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41]" office:value-type="string" office:string-value="URBAIN">
            <text:p>URBAIN</text:p>
          </table:table-cell>
          <table:table-cell table:formula="of:=&quot;Mémo &quot; &amp; [.M4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LE PANIER LENSOIS</text:p>
          </table:table-cell>
          <table:table-cell table:style-name="ce8" table:formula="of:=[.L42]" office:value-type="string" office:string-value="ZZC-LE PANIER LENSOIS">
            <text:p>ZZC-LE PANIER LENSOIS</text:p>
          </table:table-cell>
          <table:table-cell table:formula="of:=&quot;Mémo &quot; &amp; [.M42]" office:value-type="string" office:string-value="Mémo ZZC-LE PANIER LENSOIS">
            <text:p>Mémo ZZC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ROISIN@ask.it">
            <text:p>ROISIN@ask.it</text:p>
          </table:table-cell>
          <table:table-cell table:formula="of:=[.B43]" office:value-type="string" office:string-value="ROISIN">
            <text:p>ROISIN</text:p>
          </table:table-cell>
          <table:table-cell table:formula="of:=[.C4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ROISIN</text:p>
          </table:table-cell>
          <table:table-cell table:style-name="ce8" table:formula="of:=[.L43]" office:value-type="string" office:string-value="ROISIN">
            <text:p>ROISIN</text:p>
          </table:table-cell>
          <table:table-cell table:formula="of:=&quot;Mémo &quot; &amp; [.M43]" office:value-type="string" office:string-value="Mémo ROISIN">
            <text:p>Mémo ROIS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BEAUREGARD@ask.it">
            <text:p>BEAUREGARD@ask.it</text:p>
          </table:table-cell>
          <table:table-cell table:formula="of:=[.B44]" office:value-type="string" office:string-value="BEAUREGARD">
            <text:p>BEAUREGARD</text:p>
          </table:table-cell>
          <table:table-cell table:formula="of:=[.C4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AUREGARD</text:p>
          </table:table-cell>
          <table:table-cell table:style-name="ce8" table:formula="of:=[.L44]" office:value-type="string" office:string-value="BEAUREGARD">
            <text:p>BEAUREGARD</text:p>
          </table:table-cell>
          <table:table-cell table:formula="of:=&quot;Mémo &quot; &amp; [.M44]" office:value-type="string" office:string-value="Mémo BEAUREGARD">
            <text:p>Mémo BEAUREGARD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BETTE@ask.it">
            <text:p>BETTE@ask.it</text:p>
          </table:table-cell>
          <table:table-cell table:formula="of:=[.B45]" office:value-type="string" office:string-value="BETTE">
            <text:p>BETTE</text:p>
          </table:table-cell>
          <table:table-cell table:formula="of:=[.C4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TTE</text:p>
          </table:table-cell>
          <table:table-cell table:style-name="ce8" table:formula="of:=[.L45]" office:value-type="string" office:string-value="BETTE">
            <text:p>BETTE</text:p>
          </table:table-cell>
          <table:table-cell table:formula="of:=&quot;Mémo &quot; &amp; [.M45]" office:value-type="string" office:string-value="Mémo BETTE">
            <text:p>Mémo BE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BRUYERE@ask.it">
            <text:p>BRUYERE@ask.it</text:p>
          </table:table-cell>
          <table:table-cell table:formula="of:=[.B46]" office:value-type="string" office:string-value="BRUYERE">
            <text:p>BRUYERE</text:p>
          </table:table-cell>
          <table:table-cell table:formula="of:=[.C4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46]" office:value-type="string" office:string-value="BRUYERE">
            <text:p>BRUYERE</text:p>
          </table:table-cell>
          <table:table-cell table:formula="of:=&quot;Mémo &quot; &amp; [.M46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HOSTIE@ask.it">
            <text:p>HOSTIE@ask.it</text:p>
          </table:table-cell>
          <table:table-cell table:formula="of:=[.B47]" office:value-type="string" office:string-value="HOSTIE">
            <text:p>HOSTIE</text:p>
          </table:table-cell>
          <table:table-cell table:formula="of:=[.C4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47]" office:value-type="string" office:string-value="HOSTIE">
            <text:p>HOSTIE</text:p>
          </table:table-cell>
          <table:table-cell table:formula="of:=&quot;Mémo &quot; &amp; [.M47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RAUCQ@ask.it">
            <text:p>RAUCQ@ask.it</text:p>
          </table:table-cell>
          <table:table-cell table:formula="of:=[.B48]" office:value-type="string" office:string-value="RAUCQ">
            <text:p>RAUCQ</text:p>
          </table:table-cell>
          <table:table-cell table:formula="of:=[.C4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8]" office:value-type="string" office:string-value="RAUCQ">
            <text:p>RAUCQ</text:p>
          </table:table-cell>
          <table:table-cell table:formula="of:=&quot;Mémo &quot; &amp; [.M48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509">
          <table:table-cell table:number-columns-repeated="19"/>
        </table:table-row>
        <table:table-row table:style-name="ro3" table:number-rows-repeated="1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Products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4" table:default-cell-style-name="ce12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siteproducer</text:p>
          </table:table-cell>
          <table:table-cell office:value-type="string">
            <text:p>long_name</text:p>
          </table:table-cell>
          <table:table-cell office:value-type="string">
            <text:p>culture_mode</text:p>
          </table:table-cell>
          <table:table-cell office:value-type="string">
            <text:p>department_for_customer</text:p>
          </table:table-cell>
          <table:table-cell office:value-type="string">
            <text:p>unused</text:p>
          </table:table-cell>
          <table:table-cell office:value-type="string">
            <text:p>department_for_producer</text:p>
          </table:table-cell>
          <table:table-cell office:value-type="string">
            <text:p>unused</text:p>
          </table:table-cell>
          <table:table-cell office:value-type="string">
            <text:p>order_by_kg_pay_by_kg</text:p>
          </table:table-cell>
          <table:table-cell office:value-type="string">
            <text:p>order_by_piece_pay_by_kg</text:p>
          </table:table-cell>
          <table:table-cell office:value-type="string">
            <text:p>order_by_piece_pay_by_piece</text:p>
          </table:table-cell>
          <table:table-cell office:value-type="string">
            <text:p>producer_must_give_order_detail_per_customer</text:p>
          </table:table-cell>
          <table:table-cell office:value-type="string">
            <text:p>producer_unit_price</text:p>
          </table:table-cell>
          <table:table-cell office:value-type="string">
            <text:p>customer_minimum_order_quantity</text:p>
          </table:table-cell>
          <table:table-cell office:value-type="string">
            <text:p>customer_increment_order_quantity</text:p>
          </table:table-cell>
          <table:table-cell office:value-type="string">
            <text:p>customer_alert_order_quantity</text:p>
          </table:table-cell>
          <table:table-cell office:value-type="string">
            <text:p>is_activ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]=&quot;True&quot;;[.J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]=&quot;True&quot;;[.J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]=&quot;True&quot;;[.J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]=&quot;True&quot;;[.J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]=&quot;True&quot;;[.J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6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]=&quot;True&quot;;[.J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]=&quot;True&quot;;[.J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]=&quot;True&quot;;[.J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9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]=&quot;True&quot;;[.J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1]=&quot;True&quot;;[.J1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2]=&quot;True&quot;;[.J1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3]=&quot;True&quot;;[.J1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4]=&quot;True&quot;;[.J1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4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]=&quot;True&quot;;[.J1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5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table:formula="of:=IF(ISNUMBER(SEARCH(&quot;kg&quot;;[.C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]=&quot;True&quot;;[.J1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]=&quot;True&quot;;[.J1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]=&quot;True&quot;;[.J1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9]=&quot;True&quot;;[.J1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0]=&quot;True&quot;;[.J2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1]=&quot;True&quot;;[.J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]=&quot;True&quot;;[.J2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]=&quot;True&quot;;[.J2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]=&quot;True&quot;;[.J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]=&quot;True&quot;;[.J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]=&quot;True&quot;;[.J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]=&quot;True&quot;;[.J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]=&quot;True&quot;;[.J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]=&quot;True&quot;;[.J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]=&quot;True&quot;;[.J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]=&quot;True&quot;;[.J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]=&quot;True&quot;;[.J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]=&quot;True&quot;;[.J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3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]=&quot;True&quot;;[.J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]=&quot;True&quot;;[.J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]=&quot;True&quot;;[.J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]=&quot;True&quot;;[.J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]=&quot;True&quot;;[.J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]=&quot;True&quot;;[.J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]=&quot;True&quot;;[.J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0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]=&quot;True&quot;;[.J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]=&quot;True&quot;;[.J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]=&quot;True&quot;;[.J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]=&quot;True&quot;;[.J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]=&quot;True&quot;;[.J4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]=&quot;True&quot;;[.J4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7]=&quot;True&quot;;[.J4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8]=&quot;True&quot;;[.J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8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table:formula="of:=IF(ISNUMBER(SEARCH(&quot;kg&quot;;[.C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9]=&quot;True&quot;;[.J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0]=&quot;True&quot;;[.J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1]=&quot;True&quot;;[.J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1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2]=&quot;True&quot;;[.J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3]=&quot;True&quot;;[.J5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4]=&quot;True&quot;;[.J5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5]=&quot;True&quot;;[.J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5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6]=&quot;True&quot;;[.J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7]=&quot;True&quot;;[.J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8]=&quot;True&quot;;[.J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9]=&quot;True&quot;;[.J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0]=&quot;True&quot;;[.J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1]=&quot;True&quot;;[.J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2]=&quot;True&quot;;[.J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3]=&quot;True&quot;;[.J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4]=&quot;True&quot;;[.J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5]=&quot;True&quot;;[.J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6]=&quot;True&quot;;[.J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7]=&quot;True&quot;;[.J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8]=&quot;True&quot;;[.J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9]=&quot;True&quot;;[.J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0]=&quot;True&quot;;[.J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1]=&quot;True&quot;;[.J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2]=&quot;True&quot;;[.J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3]=&quot;True&quot;;[.J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4]=&quot;True&quot;;[.J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4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5]=&quot;True&quot;;[.J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5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table:formula="of:=IF(ISNUMBER(SEARCH(&quot;kg&quot;;[.C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6]=&quot;True&quot;;[.J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6</text:p>
          </table:table-cell>
          <table:table-cell office:value-type="string">
            <text:p>N/A</text:p>
          </table:table-cell>
          <table:table-cell office:value-type="string">
            <text:p>Transport</text:p>
          </table:table-cell>
          <table:table-cell office:value-type="string">
            <text:p>unused</text:p>
          </table:table-cell>
          <table:table-cell office:value-type="string">
            <text:p>Transport</text:p>
          </table:table-cell>
          <table:table-cell office:value-type="string">
            <text:p>unused</text:p>
          </table:table-cell>
          <table:table-cell table:formula="of:=IF(ISNUMBER(SEARCH(&quot;kg&quot;;[.C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7]=&quot;True&quot;;[.J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8]=&quot;True&quot;;[.J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9]=&quot;True&quot;;[.J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0]=&quot;True&quot;;[.J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1]=&quot;True&quot;;[.J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2]=&quot;True&quot;;[.J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3]=&quot;True&quot;;[.J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4]=&quot;True&quot;;[.J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4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5]=&quot;True&quot;;[.J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6]=&quot;True&quot;;[.J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7]=&quot;True&quot;;[.J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8]=&quot;True&quot;;[.J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9]=&quot;True&quot;;[.J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0]=&quot;True&quot;;[.J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1]=&quot;True&quot;;[.J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2]=&quot;True&quot;;[.J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3]=&quot;True&quot;;[.J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4]=&quot;True&quot;;[.J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5]=&quot;True&quot;;[.J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6]=&quot;True&quot;;[.J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7]=&quot;True&quot;;[.J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8]=&quot;True&quot;;[.J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9]=&quot;True&quot;;[.J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0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00]=&quot;True&quot;;[.J10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1]=&quot;True&quot;;[.J1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2]=&quot;True&quot;;[.J10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3]=&quot;True&quot;;[.J10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4]=&quot;True&quot;;[.J10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5]=&quot;True&quot;;[.J10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6]=&quot;True&quot;;[.J10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7]=&quot;True&quot;;[.J10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8]=&quot;True&quot;;[.J10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8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9]=&quot;True&quot;;[.J10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0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0]=&quot;True&quot;;[.J1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1]=&quot;True&quot;;[.J1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2]=&quot;True&quot;;[.J1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3]=&quot;True&quot;;[.J1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4]=&quot;True&quot;;[.J1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5]=&quot;True&quot;;[.J1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6]=&quot;True&quot;;[.J1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7]=&quot;True&quot;;[.J1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8]=&quot;True&quot;;[.J1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9]=&quot;True&quot;;[.J1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0]=&quot;True&quot;;[.J1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1]=&quot;True&quot;;[.J1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2]=&quot;True&quot;;[.J1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3]=&quot;True&quot;;[.J12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4]=&quot;True&quot;;[.J12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5]=&quot;True&quot;;[.J12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6]=&quot;True&quot;;[.J12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7]=&quot;True&quot;;[.J12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8]=&quot;True&quot;;[.J12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9]=&quot;True&quot;;[.J12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3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30]=&quot;True&quot;;[.J13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1]=&quot;True&quot;;[.J1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2]=&quot;True&quot;;[.J1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3]=&quot;True&quot;;[.J1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4]=&quot;True&quot;;[.J1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4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5]=&quot;True&quot;;[.J1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6]=&quot;True&quot;;[.J1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7]=&quot;True&quot;;[.J1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8]=&quot;True&quot;;[.J1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9]=&quot;True&quot;;[.J1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0]=&quot;True&quot;;[.J1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1]=&quot;True&quot;;[.J1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2]=&quot;True&quot;;[.J1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3]=&quot;True&quot;;[.J1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4]=&quot;True&quot;;[.J1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5]=&quot;True&quot;;[.J1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6]=&quot;True&quot;;[.J1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7]=&quot;True&quot;;[.J1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8]=&quot;True&quot;;[.J1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9]=&quot;True&quot;;[.J1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0]=&quot;True&quot;;[.J1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1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1]=&quot;True&quot;;[.J1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1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2]=&quot;True&quot;;[.J1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2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1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3]=&quot;True&quot;;[.J1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3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table:formula="of:=IF(ISNUMBER(SEARCH(&quot;kg&quot;;[.C1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4]=&quot;True&quot;;[.J1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5]=&quot;True&quot;;[.J15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5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6]=&quot;True&quot;;[.J156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7]=&quot;True&quot;;[.J1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8]=&quot;True&quot;;[.J1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9]=&quot;True&quot;;[.J1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0]=&quot;True&quot;;[.J1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1]=&quot;True&quot;;[.J1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2]=&quot;True&quot;;[.J1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3]=&quot;True&quot;;[.J1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3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4]=&quot;True&quot;;[.J1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5]=&quot;True&quot;;[.J1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6]=&quot;True&quot;;[.J1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7]=&quot;True&quot;;[.J1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8]=&quot;True&quot;;[.J1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9]=&quot;True&quot;;[.J1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0]=&quot;True&quot;;[.J1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1]=&quot;True&quot;;[.J1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2]=&quot;True&quot;;[.J1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3]=&quot;True&quot;;[.J1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4]=&quot;True&quot;;[.J1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5]=&quot;True&quot;;[.J1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6]=&quot;True&quot;;[.J1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7]=&quot;True&quot;;[.J1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8]=&quot;True&quot;;[.J1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9]=&quot;True&quot;;[.J1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7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0]=&quot;True&quot;;[.J1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1]=&quot;True&quot;;[.J1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2]=&quot;True&quot;;[.J1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3]=&quot;True&quot;;[.J18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4]));&quot;True&quot;;&quot;False&quot;)" office:value-type="string" office:string-value="False">
            <text:p>False</text:p>
          </table:table-cell>
          <table:table-cell table:formula="of:=IF(ISNUMBER(SEARCH(&quot;kg&quot;;[.D184]));&quot;True&quot;;&quot;False&quot;)" office:value-type="string" office:string-value="False">
            <text:p>False</text:p>
          </table:table-cell>
          <table:table-cell table:formula="of:=IF(OR([.I184]=&quot;True&quot;;[.J1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5]));&quot;True&quot;;&quot;False&quot;)" office:value-type="string" office:string-value="False">
            <text:p>False</text:p>
          </table:table-cell>
          <table:table-cell table:formula="of:=IF(ISNUMBER(SEARCH(&quot;kg&quot;;[.D185]));&quot;True&quot;;&quot;False&quot;)" office:value-type="string" office:string-value="False">
            <text:p>False</text:p>
          </table:table-cell>
          <table:table-cell table:formula="of:=IF(OR([.I185]=&quot;True&quot;;[.J1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6]));&quot;True&quot;;&quot;False&quot;)" office:value-type="string" office:string-value="False">
            <text:p>False</text:p>
          </table:table-cell>
          <table:table-cell table:formula="of:=IF(ISNUMBER(SEARCH(&quot;kg&quot;;[.D186]));&quot;True&quot;;&quot;False&quot;)" office:value-type="string" office:string-value="False">
            <text:p>False</text:p>
          </table:table-cell>
          <table:table-cell table:formula="of:=IF(OR([.I186]=&quot;True&quot;;[.J1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7]));&quot;True&quot;;&quot;False&quot;)" office:value-type="string" office:string-value="False">
            <text:p>False</text:p>
          </table:table-cell>
          <table:table-cell table:formula="of:=IF(ISNUMBER(SEARCH(&quot;kg&quot;;[.D187]));&quot;True&quot;;&quot;False&quot;)" office:value-type="string" office:string-value="False">
            <text:p>False</text:p>
          </table:table-cell>
          <table:table-cell table:formula="of:=IF(OR([.I187]=&quot;True&quot;;[.J1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8]));&quot;True&quot;;&quot;False&quot;)" office:value-type="string" office:string-value="False">
            <text:p>False</text:p>
          </table:table-cell>
          <table:table-cell table:formula="of:=IF(ISNUMBER(SEARCH(&quot;kg&quot;;[.D188]));&quot;True&quot;;&quot;False&quot;)" office:value-type="string" office:string-value="False">
            <text:p>False</text:p>
          </table:table-cell>
          <table:table-cell table:formula="of:=IF(OR([.I188]=&quot;True&quot;;[.J1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9]));&quot;True&quot;;&quot;False&quot;)" office:value-type="string" office:string-value="False">
            <text:p>False</text:p>
          </table:table-cell>
          <table:table-cell table:formula="of:=IF(ISNUMBER(SEARCH(&quot;kg&quot;;[.D189]));&quot;True&quot;;&quot;False&quot;)" office:value-type="string" office:string-value="False">
            <text:p>False</text:p>
          </table:table-cell>
          <table:table-cell table:formula="of:=IF(OR([.I189]=&quot;True&quot;;[.J1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8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0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6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2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0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1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2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3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4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5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6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7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8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9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0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1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3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4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5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6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7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table:formula="of:=IF(ISNUMBER(SEARCH(&quot;kg&quot;;[.C2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8]=&quot;True&quot;;[.J2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9]=&quot;True&quot;;[.J2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0]=&quot;True&quot;;[.J2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1]=&quot;True&quot;;[.J2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2]=&quot;True&quot;;[.J2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2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3]=&quot;True&quot;;[.J2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3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4]=&quot;True&quot;;[.J23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5]=&quot;True&quot;;[.J23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6]=&quot;True&quot;;[.J23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6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7]=&quot;True&quot;;[.J23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7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8]=&quot;True&quot;;[.J23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9]=&quot;True&quot;;[.J23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0]=&quot;True&quot;;[.J24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1]=&quot;True&quot;;[.J24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2]=&quot;True&quot;;[.J2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3]=&quot;True&quot;;[.J24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4]=&quot;True&quot;;[.J24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2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5]=&quot;True&quot;;[.J2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6]=&quot;True&quot;;[.J2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7]=&quot;True&quot;;[.J2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8]=&quot;True&quot;;[.J2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9]));&quot;True&quot;;&quot;False&quot;)" office:value-type="string" office:string-value="False">
            <text:p>False</text:p>
          </table:table-cell>
          <table:table-cell table:formula="of:=IF(ISNUMBER(SEARCH(&quot;kg&quot;;[.D249]));&quot;True&quot;;&quot;False&quot;)" office:value-type="string" office:string-value="False">
            <text:p>False</text:p>
          </table:table-cell>
          <table:table-cell table:formula="of:=IF(OR([.I249]=&quot;True&quot;;[.J2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0]));&quot;True&quot;;&quot;False&quot;)" office:value-type="string" office:string-value="False">
            <text:p>False</text:p>
          </table:table-cell>
          <table:table-cell table:formula="of:=IF(ISNUMBER(SEARCH(&quot;kg&quot;;[.D250]));&quot;True&quot;;&quot;False&quot;)" office:value-type="string" office:string-value="False">
            <text:p>False</text:p>
          </table:table-cell>
          <table:table-cell table:formula="of:=IF(OR([.I250]=&quot;True&quot;;[.J2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1]));&quot;True&quot;;&quot;False&quot;)" office:value-type="string" office:string-value="False">
            <text:p>False</text:p>
          </table:table-cell>
          <table:table-cell table:formula="of:=IF(ISNUMBER(SEARCH(&quot;kg&quot;;[.D251]));&quot;True&quot;;&quot;False&quot;)" office:value-type="string" office:string-value="False">
            <text:p>False</text:p>
          </table:table-cell>
          <table:table-cell table:formula="of:=IF(OR([.I251]=&quot;True&quot;;[.J2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2]));&quot;True&quot;;&quot;False&quot;)" office:value-type="string" office:string-value="False">
            <text:p>False</text:p>
          </table:table-cell>
          <table:table-cell table:formula="of:=IF(ISNUMBER(SEARCH(&quot;kg&quot;;[.D252]));&quot;True&quot;;&quot;False&quot;)" office:value-type="string" office:string-value="False">
            <text:p>False</text:p>
          </table:table-cell>
          <table:table-cell table:formula="of:=IF(OR([.I252]=&quot;True&quot;;[.J2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3]));&quot;True&quot;;&quot;False&quot;)" office:value-type="string" office:string-value="False">
            <text:p>False</text:p>
          </table:table-cell>
          <table:table-cell table:formula="of:=IF(ISNUMBER(SEARCH(&quot;kg&quot;;[.D253]));&quot;True&quot;;&quot;False&quot;)" office:value-type="string" office:string-value="False">
            <text:p>False</text:p>
          </table:table-cell>
          <table:table-cell table:formula="of:=IF(OR([.I253]=&quot;True&quot;;[.J2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4]));&quot;True&quot;;&quot;False&quot;)" office:value-type="string" office:string-value="False">
            <text:p>False</text:p>
          </table:table-cell>
          <table:table-cell table:formula="of:=IF(ISNUMBER(SEARCH(&quot;kg&quot;;[.D254]));&quot;True&quot;;&quot;False&quot;)" office:value-type="string" office:string-value="False">
            <text:p>False</text:p>
          </table:table-cell>
          <table:table-cell table:formula="of:=IF(OR([.I254]=&quot;True&quot;;[.J2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5]=&quot;True&quot;;[.J2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6]=&quot;True&quot;;[.J2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7]=&quot;True&quot;;[.J2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8]=&quot;True&quot;;[.J2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9]=&quot;True&quot;;[.J2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0]=&quot;True&quot;;[.J2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1]=&quot;True&quot;;[.J2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2]=&quot;True&quot;;[.J2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3]=&quot;True&quot;;[.J2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4]=&quot;True&quot;;[.J2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5]=&quot;True&quot;;[.J2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6]=&quot;True&quot;;[.J2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7]=&quot;True&quot;;[.J2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6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8]=&quot;True&quot;;[.J26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6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9]=&quot;True&quot;;[.J26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0]=&quot;True&quot;;[.J27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0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1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1]=&quot;True&quot;;[.J271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2]=&quot;True&quot;;[.J27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3]=&quot;True&quot;;[.J27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4]=&quot;True&quot;;[.J27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5]=&quot;True&quot;;[.J27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2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6]=&quot;True&quot;;[.J2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2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7]=&quot;True&quot;;[.J2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2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8]=&quot;True&quot;;[.J2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2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9]=&quot;True&quot;;[.J2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2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0]=&quot;True&quot;;[.J2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0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1]=&quot;True&quot;;[.J28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2]=&quot;True&quot;;[.J2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3]=&quot;True&quot;;[.J2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4]=&quot;True&quot;;[.J28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5]=&quot;True&quot;;[.J2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6]=&quot;True&quot;;[.J28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6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7]=&quot;True&quot;;[.J28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8]=&quot;True&quot;;[.J28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9]=&quot;True&quot;;[.J2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9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0]=&quot;True&quot;;[.J290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1]=&quot;True&quot;;[.J29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2]=&quot;True&quot;;[.J29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3]=&quot;True&quot;;[.J29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4]=&quot;True&quot;;[.J29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4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table:formula="of:=IF(ISNUMBER(SEARCH(&quot;kg&quot;;[.C2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5]=&quot;True&quot;;[.J29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5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6]=&quot;True&quot;;[.J29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7]=&quot;True&quot;;[.J29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8]=&quot;True&quot;;[.J29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9]=&quot;True&quot;;[.J29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3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0]=&quot;True&quot;;[.J30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3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1]=&quot;True&quot;;[.J30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2]=&quot;True&quot;;[.J30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3]=&quot;True&quot;;[.J30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4]=&quot;True&quot;;[.J30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5]=&quot;True&quot;;[.J30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6]=&quot;True&quot;;[.J30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7]=&quot;True&quot;;[.J30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8]=&quot;True&quot;;[.J30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9]=&quot;True&quot;;[.J30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0]=&quot;True&quot;;[.J31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1]=&quot;True&quot;;[.J31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1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2]=&quot;True&quot;;[.J3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3]=&quot;True&quot;;[.J3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4]=&quot;True&quot;;[.J3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5]=&quot;True&quot;;[.J3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6]=&quot;True&quot;;[.J3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7]=&quot;True&quot;;[.J3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7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8]=&quot;True&quot;;[.J3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9]=&quot;True&quot;;[.J3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0]=&quot;True&quot;;[.J3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0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1]=&quot;True&quot;;[.J3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2]=&quot;True&quot;;[.J3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3]=&quot;True&quot;;[.J3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4]=&quot;True&quot;;[.J3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5]=&quot;True&quot;;[.J3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6]=&quot;True&quot;;[.J3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7]=&quot;True&quot;;[.J3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7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table:formula="of:=IF(ISNUMBER(SEARCH(&quot;kg&quot;;[.C3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8]=&quot;True&quot;;[.J3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3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9]=&quot;True&quot;;[.J3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9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3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0]=&quot;True&quot;;[.J3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3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1]=&quot;True&quot;;[.J3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3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2]=&quot;True&quot;;[.J3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3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3]=&quot;True&quot;;[.J3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3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3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4]=&quot;True&quot;;[.J3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3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5]=&quot;True&quot;;[.J3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6]=&quot;True&quot;;[.J3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7]=&quot;True&quot;;[.J3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8]=&quot;True&quot;;[.J3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9]=&quot;True&quot;;[.J3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0]=&quot;True&quot;;[.J3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1]=&quot;True&quot;;[.J3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2]=&quot;True&quot;;[.J3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3]=&quot;True&quot;;[.J3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4]=&quot;True&quot;;[.J3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5]=&quot;True&quot;;[.J3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6]=&quot;True&quot;;[.J3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7]=&quot;True&quot;;[.J3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8]=&quot;True&quot;;[.J3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9]=&quot;True&quot;;[.J3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9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0]=&quot;True&quot;;[.J3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1]=&quot;True&quot;;[.J3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2]=&quot;True&quot;;[.J3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3]=&quot;True&quot;;[.J3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4]=&quot;True&quot;;[.J3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4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table:formula="of:=IF(ISNUMBER(SEARCH(&quot;kg&quot;;[.C3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5]=&quot;True&quot;;[.J3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5</text:p>
          </table:table-cell>
          <table:table-cell/>
          <table:table-cell office:value-type="string">
            <text:p>Transport</text:p>
          </table:table-cell>
          <table:table-cell office:value-type="string">
            <text:p>unused</text:p>
          </table:table-cell>
          <table:table-cell office:value-type="string">
            <text:p>Transport</text:p>
          </table:table-cell>
          <table:table-cell office:value-type="string">
            <text:p>unused</text:p>
          </table:table-cell>
          <table:table-cell table:formula="of:=IF(ISNUMBER(SEARCH(&quot;kg&quot;;[.C3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6]=&quot;True&quot;;[.J3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6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7]=&quot;True&quot;;[.J3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8]=&quot;True&quot;;[.J3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9]=&quot;True&quot;;[.J3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0]=&quot;True&quot;;[.J3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1]=&quot;True&quot;;[.J3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2]=&quot;True&quot;;[.J3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3]=&quot;True&quot;;[.J3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4]=&quot;True&quot;;[.J3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5]=&quot;True&quot;;[.J3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6]=&quot;True&quot;;[.J3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7]=&quot;True&quot;;[.J3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8]=&quot;True&quot;;[.J3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9]=&quot;True&quot;;[.J3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0]=&quot;True&quot;;[.J3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1]=&quot;True&quot;;[.J3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2]=&quot;True&quot;;[.J3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3]=&quot;True&quot;;[.J3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4]=&quot;True&quot;;[.J3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5]=&quot;True&quot;;[.J3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6]=&quot;True&quot;;[.J3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7]=&quot;True&quot;;[.J3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8]=&quot;True&quot;;[.J3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379]=&quot;True&quot;;[.J37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0]=&quot;True&quot;;[.J3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1]=&quot;True&quot;;[.J3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2]=&quot;True&quot;;[.J3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3]=&quot;True&quot;;[.J3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4]=&quot;True&quot;;[.J3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5]=&quot;True&quot;;[.J3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6]=&quot;True&quot;;[.J3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7]=&quot;True&quot;;[.J3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8]=&quot;True&quot;;[.J3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9]=&quot;True&quot;;[.J3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0]=&quot;True&quot;;[.J3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1]=&quot;True&quot;;[.J3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2]=&quot;True&quot;;[.J3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3]=&quot;True&quot;;[.J3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4]=&quot;True&quot;;[.J3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5]=&quot;True&quot;;[.J3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6]=&quot;True&quot;;[.J3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7]=&quot;True&quot;;[.J3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8]=&quot;True&quot;;[.J3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9]=&quot;True&quot;;[.J3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4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0]=&quot;True&quot;;[.J40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4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1]=&quot;True&quot;;[.J4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2]=&quot;True&quot;;[.J40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3]=&quot;True&quot;;[.J40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4]=&quot;True&quot;;[.J40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5]=&quot;True&quot;;[.J40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6]=&quot;True&quot;;[.J40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7]=&quot;True&quot;;[.J40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8]=&quot;True&quot;;[.J40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9]=&quot;True&quot;;[.J40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9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4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0]=&quot;True&quot;;[.J4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1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4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1]=&quot;True&quot;;[.J4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2]=&quot;True&quot;;[.J4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3]=&quot;True&quot;;[.J4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4]=&quot;True&quot;;[.J4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5]=&quot;True&quot;;[.J4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6]=&quot;True&quot;;[.J4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7]=&quot;True&quot;;[.J4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8]=&quot;True&quot;;[.J4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9]=&quot;True&quot;;[.J4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0]=&quot;True&quot;;[.J4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1]=&quot;True&quot;;[.J4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2]=&quot;True&quot;;[.J4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3]=&quot;True&quot;;[.J4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4]=&quot;True&quot;;[.J42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5]=&quot;True&quot;;[.J42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6]=&quot;True&quot;;[.J42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7]=&quot;True&quot;;[.J42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8]=&quot;True&quot;;[.J4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9]=&quot;True&quot;;[.J4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9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4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0]=&quot;True&quot;;[.J4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4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1]=&quot;True&quot;;[.J4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4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2]=&quot;True&quot;;[.J4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2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table:formula="of:=IF(ISNUMBER(SEARCH(&quot;kg&quot;;[.C4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3]=&quot;True&quot;;[.J4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3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4]=&quot;True&quot;;[.J43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5]=&quot;True&quot;;[.J43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5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6]=&quot;True&quot;;[.J4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7]=&quot;True&quot;;[.J4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8]=&quot;True&quot;;[.J4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9]=&quot;True&quot;;[.J4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0]=&quot;True&quot;;[.J4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1]=&quot;True&quot;;[.J4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2]=&quot;True&quot;;[.J4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3]=&quot;True&quot;;[.J4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4]=&quot;True&quot;;[.J4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5]=&quot;True&quot;;[.J4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6]=&quot;True&quot;;[.J4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7]=&quot;True&quot;;[.J4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8]=&quot;True&quot;;[.J4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9]=&quot;True&quot;;[.J4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0]=&quot;True&quot;;[.J4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5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1]=&quot;True&quot;;[.J4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2]=&quot;True&quot;;[.J4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3]=&quot;True&quot;;[.J4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4]=&quot;True&quot;;[.J4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5]=&quot;True&quot;;[.J4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6]=&quot;True&quot;;[.J4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7]=&quot;True&quot;;[.J4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8]=&quot;True&quot;;[.J4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9]=&quot;True&quot;;[.J4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0]=&quot;True&quot;;[.J4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1]=&quot;True&quot;;[.J4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2]=&quot;True&quot;;[.J46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3]));&quot;True&quot;;&quot;False&quot;)" office:value-type="string" office:string-value="False">
            <text:p>False</text:p>
          </table:table-cell>
          <table:table-cell table:formula="of:=IF(ISNUMBER(SEARCH(&quot;kg&quot;;[.D463]));&quot;True&quot;;&quot;False&quot;)" office:value-type="string" office:string-value="False">
            <text:p>False</text:p>
          </table:table-cell>
          <table:table-cell table:formula="of:=IF(OR([.I463]=&quot;True&quot;;[.J4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4]));&quot;True&quot;;&quot;False&quot;)" office:value-type="string" office:string-value="False">
            <text:p>False</text:p>
          </table:table-cell>
          <table:table-cell table:formula="of:=IF(ISNUMBER(SEARCH(&quot;kg&quot;;[.D464]));&quot;True&quot;;&quot;False&quot;)" office:value-type="string" office:string-value="False">
            <text:p>False</text:p>
          </table:table-cell>
          <table:table-cell table:formula="of:=IF(OR([.I464]=&quot;True&quot;;[.J4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5]));&quot;True&quot;;&quot;False&quot;)" office:value-type="string" office:string-value="False">
            <text:p>False</text:p>
          </table:table-cell>
          <table:table-cell table:formula="of:=IF(ISNUMBER(SEARCH(&quot;kg&quot;;[.D465]));&quot;True&quot;;&quot;False&quot;)" office:value-type="string" office:string-value="False">
            <text:p>False</text:p>
          </table:table-cell>
          <table:table-cell table:formula="of:=IF(OR([.I465]=&quot;True&quot;;[.J4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6]));&quot;True&quot;;&quot;False&quot;)" office:value-type="string" office:string-value="False">
            <text:p>False</text:p>
          </table:table-cell>
          <table:table-cell table:formula="of:=IF(ISNUMBER(SEARCH(&quot;kg&quot;;[.D466]));&quot;True&quot;;&quot;False&quot;)" office:value-type="string" office:string-value="False">
            <text:p>False</text:p>
          </table:table-cell>
          <table:table-cell table:formula="of:=IF(OR([.I466]=&quot;True&quot;;[.J4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7]));&quot;True&quot;;&quot;False&quot;)" office:value-type="string" office:string-value="False">
            <text:p>False</text:p>
          </table:table-cell>
          <table:table-cell table:formula="of:=IF(ISNUMBER(SEARCH(&quot;kg&quot;;[.D467]));&quot;True&quot;;&quot;False&quot;)" office:value-type="string" office:string-value="False">
            <text:p>False</text:p>
          </table:table-cell>
          <table:table-cell table:formula="of:=IF(OR([.I467]=&quot;True&quot;;[.J4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8]));&quot;True&quot;;&quot;False&quot;)" office:value-type="string" office:string-value="False">
            <text:p>False</text:p>
          </table:table-cell>
          <table:table-cell table:formula="of:=IF(ISNUMBER(SEARCH(&quot;kg&quot;;[.D468]));&quot;True&quot;;&quot;False&quot;)" office:value-type="string" office:string-value="False">
            <text:p>False</text:p>
          </table:table-cell>
          <table:table-cell table:formula="of:=IF(OR([.I468]=&quot;True&quot;;[.J4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 table:number-rows-repeated="104810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Groups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2">
          <table:table-cell office:value-type="string">
            <text:p>content_type_id</text:p>
          </table:table-cell>
          <table:table-cell office:value-type="string">
            <text:p>app_label</text:p>
          </table:table-cell>
          <table:table-cell office:value-type="string">
            <text:p>model</text:p>
          </table:table-cell>
          <table:table-cell office:value-type="string">
            <text:p>permission codename</text:p>
          </table:table-cell>
          <table:table-cell office:value-type="string">
            <text:p>Administration</text:p>
          </table:table-cell>
          <table:table-cell office:value-type="string">
            <text:p>All</text:p>
          </table:table-cell>
          <table:table-cell office:value-type="string">
            <text:p>Order</text:p>
          </table:table-cell>
          <table:table-cell office:value-type="string">
            <text:p>Account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add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chang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delet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add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chang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delet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add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chang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delet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add_user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change_user</text:p>
          </table:table-cell>
          <table:table-cell office:value-type="string">
            <text:p><text:s/>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delete_user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add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chang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delet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add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chang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delet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add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chang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delet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publish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view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add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chang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delet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add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chang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delet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add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chang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delet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add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chang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delet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add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chang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delet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add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chang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delet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add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chang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delet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add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chang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delet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add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chang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delet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add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chang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delet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add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chang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delet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add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chang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delet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add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chang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delet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add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chang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delet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add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chang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delet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add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chang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delet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add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chang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delet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add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chang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delet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add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chang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delet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add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chang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delet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add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chang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delet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add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change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delete_fil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add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an_use_directory_listing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hange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delete_fol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add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chang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delet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add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change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delete_image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add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chang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delet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add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chang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delet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add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chang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delet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add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chang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delet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add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chang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delet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add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chang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delet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add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chang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delet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add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chang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delet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add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chang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delet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add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chang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delet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add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chang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delet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add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chang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delet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add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chang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delet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add_purchas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change_purchase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delete_purchas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add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chang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delet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add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chang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delet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add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change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delete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add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chang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delet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add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chang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delet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add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chang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delet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add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change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delete_site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add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chang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delet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 table:number-rows-repeated="10483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taffs" table:style-name="ta1"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long_name</text:p>
          </table:table-cell>
          <table:table-cell office:value-type="string">
            <text:p>customer_responsible</text:p>
          </table:table-cell>
          <table:table-cell office:value-type="string">
            <text:p>permiss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web</text:p>
          </table:table-cell>
          <table:table-cell office:value-type="string">
            <text:p>demo</text:p>
          </table:table-cell>
          <table:table-cell table:formula="of:=CONCATENATE([.B2];&quot;@ask.it&quot;)" office:value-type="string" office:string-value="ptidej-web@ask.it">
            <text:p>ptidej-web@ask.it</text:p>
          </table:table-cell>
          <table:table-cell office:value-type="string">
            <text:p>Webmaster</text:p>
          </table:table-cell>
          <table:table-cell office:value-type="string">
            <text:p>Ptidej</text:p>
          </table:table-cell>
          <table:table-cell table:formula="of:=CONCATENATE([.E2];&quot; &quot;;[.F2])" office:value-type="string" office:string-value="Webmaster Ptidej">
            <text:p>Webmaster Ptidej</text:p>
          </table:table-cell>
          <table:table-cell table:style-name="ce1" office:value-type="string">
            <text:p>Bawamby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de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ptidej-cde@ask.it">
            <text:p>ptidej-cde@ask.it</text:p>
          </table:table-cell>
          <table:table-cell office:value-type="string">
            <text:p>Order</text:p>
          </table:table-cell>
          <table:table-cell office:value-type="string">
            <text:p>Ptidej</text:p>
          </table:table-cell>
          <table:table-cell table:formula="of:=CONCATENATE([.E3];&quot; &quot;;[.F3])" office:value-type="string" office:string-value="Order Ptidej">
            <text:p>Order Ptidej</text:p>
          </table:table-cell>
          <table:table-cell table:style-name="ce1" office:value-type="string">
            <text:p>Bawamby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adm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ptidej-adm@ask.it">
            <text:p>ptidej-adm@ask.it</text:p>
          </table:table-cell>
          <table:table-cell office:value-type="string">
            <text:p>Administration</text:p>
          </table:table-cell>
          <table:table-cell office:value-type="string">
            <text:p>Ptidej</text:p>
          </table:table-cell>
          <table:table-cell table:formula="of:=CONCATENATE([.E4];&quot; &quot;;[.F4])" office:value-type="string" office:string-value="Administration Ptidej">
            <text:p>Administration Ptidej</text:p>
          </table:table-cell>
          <table:table-cell table:style-name="ce1" office:value-type="string">
            <text:p>Bawamby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pt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ptidej-cpt@ask.it">
            <text:p>ptidej-cpt@ask.it</text:p>
          </table:table-cell>
          <table:table-cell office:value-type="string">
            <text:p>Account</text:p>
          </table:table-cell>
          <table:table-cell office:value-type="string">
            <text:p>Ptidej</text:p>
          </table:table-cell>
          <table:table-cell table:formula="of:=CONCATENATE([.E5];&quot; &quot;;[.F5])" office:value-type="string" office:string-value="Account Ptidej">
            <text:p>Account Ptidej</text:p>
          </table:table-cell>
          <table:table-cell table:style-name="ce1" office:value-type="string">
            <text:p>Bawamby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web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apero-web@ask.it">
            <text:p>apero-web@ask.it</text:p>
          </table:table-cell>
          <table:table-cell office:value-type="string">
            <text:p>Webmaster</text:p>
          </table:table-cell>
          <table:table-cell office:value-type="string">
            <text:p>Apéro</text:p>
          </table:table-cell>
          <table:table-cell table:formula="of:=CONCATENATE([.E6];&quot; &quot;;[.F6])" office:value-type="string" office:string-value="Webmaster Apéro">
            <text:p>Webmaster Apéro</text:p>
          </table:table-cell>
          <table:table-cell office:value-type="string">
            <text:p>Amores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de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apero-cde@ask.it">
            <text:p>apero-cde@ask.it</text:p>
          </table:table-cell>
          <table:table-cell office:value-type="string">
            <text:p>Order</text:p>
          </table:table-cell>
          <table:table-cell office:value-type="string">
            <text:p>Apéro</text:p>
          </table:table-cell>
          <table:table-cell table:formula="of:=CONCATENATE([.E7];&quot; &quot;;[.F7])" office:value-type="string" office:string-value="Order Apéro">
            <text:p>Order Apéro</text:p>
          </table:table-cell>
          <table:table-cell office:value-type="string">
            <text:p>Amores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adm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apero-adm@ask.it">
            <text:p>apero-adm@ask.it</text:p>
          </table:table-cell>
          <table:table-cell office:value-type="string">
            <text:p>Administration</text:p>
          </table:table-cell>
          <table:table-cell office:value-type="string">
            <text:p>Apéro</text:p>
          </table:table-cell>
          <table:table-cell table:formula="of:=CONCATENATE([.E8];&quot; &quot;;[.F8])" office:value-type="string" office:string-value="Administration Apéro">
            <text:p>Administration Apéro</text:p>
          </table:table-cell>
          <table:table-cell office:value-type="string">
            <text:p>Amores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pt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apero-cpt@ask.it">
            <text:p>apero-cpt@ask.it</text:p>
          </table:table-cell>
          <table:table-cell office:value-type="string">
            <text:p>Account</text:p>
          </table:table-cell>
          <table:table-cell office:value-type="string">
            <text:p>Apéro</text:p>
          </table:table-cell>
          <table:table-cell table:formula="of:=CONCATENATE([.E9];&quot; &quot;;[.F9])" office:value-type="string" office:string-value="Account Apéro">
            <text:p>Account Apéro</text:p>
          </table:table-cell>
          <table:table-cell office:value-type="string">
            <text:p>Amores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web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lelensois-web@ask.it">
            <text:p>lelensois-web@ask.it</text:p>
          </table:table-cell>
          <table:table-cell office:value-type="string">
            <text:p>Webmaster</text:p>
          </table:table-cell>
          <table:table-cell office:value-type="string">
            <text:p>Le Lensois</text:p>
          </table:table-cell>
          <table:table-cell table:formula="of:=CONCATENATE([.E10];&quot; &quot;;[.F10])" office:value-type="string" office:string-value="Webmaster Le Lensois">
            <text:p>Webmaster Le Lensois</text:p>
          </table:table-cell>
          <table:table-cell office:value-type="string">
            <text:p>1003-Philippe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de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lelensois-cde@ask.it">
            <text:p>lelensois-cde@ask.it</text:p>
          </table:table-cell>
          <table:table-cell office:value-type="string">
            <text:p>Order</text:p>
          </table:table-cell>
          <table:table-cell office:value-type="string">
            <text:p>Le Lensois</text:p>
          </table:table-cell>
          <table:table-cell table:formula="of:=CONCATENATE([.E11];&quot; &quot;;[.F11])" office:value-type="string" office:string-value="Order Le Lensois">
            <text:p>Order Le Lensois</text:p>
          </table:table-cell>
          <table:table-cell office:value-type="string">
            <text:p>1003-Philippe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adm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lelensois-adm@ask.it">
            <text:p>lelensois-adm@ask.it</text:p>
          </table:table-cell>
          <table:table-cell office:value-type="string">
            <text:p>Administration</text:p>
          </table:table-cell>
          <table:table-cell office:value-type="string">
            <text:p>Le Lensois</text:p>
          </table:table-cell>
          <table:table-cell table:formula="of:=CONCATENATE([.E12];&quot; &quot;;[.F12])" office:value-type="string" office:string-value="Administration Le Lensois">
            <text:p>Administration Le Lensois</text:p>
          </table:table-cell>
          <table:table-cell office:value-type="string">
            <text:p>1003-Philippe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pt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lelensois-cpt@ask.it">
            <text:p>lelensois-cpt@ask.it</text:p>
          </table:table-cell>
          <table:table-cell office:value-type="string">
            <text:p>Account</text:p>
          </table:table-cell>
          <table:table-cell office:value-type="string">
            <text:p>Le Lensois</text:p>
          </table:table-cell>
          <table:table-cell table:formula="of:=CONCATENATE([.E13];&quot; &quot;;[.F13])" office:value-type="string" office:string-value="Account Le Lensois">
            <text:p>Account Le Lensois</text:p>
          </table:table-cell>
          <table:table-cell office:value-type="string">
            <text:p>1003-Philippe</text:p>
          </table:table-cell>
          <table:table-cell office:value-type="string">
            <text:p>Account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1" table:target-range-address="Customers.A38:Customers.AMI55" table:contains-header="false">
          <table:sort>
            <table:sort-by table:field-number="9" table:data-type="automatic"/>
          </table:sort>
        </table:database-range>
        <table:database-range table:name="__Anonymous_Sheet_DB__3" table:target-range-address="Products.A1:Products.AMJ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Groups.A1:Groups.AMJ1048570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€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fill-character> </number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€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">
      <number:text>-</number:text>
      <number:number number:decimal-places="2" number:min-integer-digits="1" number:grouping="true"/>
      <number:text> </number:text>
      <style:map style:condition="value()&gt;=0" style:apply-style-name="N137P0"/>
    </number:number-style>
    <number:number-style style:name="N138">
      <number:number number:decimal-places="0" number:min-integer-digits="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/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/>
    </number:number-style>
    <number:number-style style:name="N141">
      <number:number number:decimal-places="0" number:min-integer-digits="1"/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-</number:text>
      <number:month number:textual="true"/>
    </number:date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 number:grouping="true"/>
    </number:number-style>
    <number:number-style style:name="N145">
      <number:number number:decimal-places="0" number:min-integer-digits="0"/>
      <number:text> cotisations</number:text>
    </number:number-style>
    <number:number-style style:name="N147P0" style:volatile="true">
      <number:number number:decimal-places="2" number:min-integer-digits="1"/>
      <number:text> </number:text>
    </number:number-style>
    <number:number-style style:name="N147">
      <number:text>-</number:text>
      <number:number number:decimal-places="2" number:min-integer-digits="1"/>
      <number:text> </number:text>
      <style:map style:condition="value()&gt;=0" style:apply-style-name="N147P0"/>
    </number:number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planatory_20_Text_20_2" style:display-name="Explanatory Text 2" style:family="table-cell" style:parent-style-name="Default">
      <style:table-cell-properties fo:padding="0.071cm"/>
      <style:text-properties fo:color="#80808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fo:padding="0.071cm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itle_20_2" style:display-name="Title 2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_20_2" style:display-name="Total 2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Warning_20_Text_20_2" style:display-name="Warning Text 2" style:family="table-cell" style:parent-style-name="Default">
      <style:table-cell-properties fo:padding="0.071cm"/>
      <style:text-properties fo:color="#ff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1" style:display-name="Excel_CondFormat_1_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1" style:display-name="Excel_CondFormat_1_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1" style:display-name="Excel_CondFormat_1_4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1" style:display-name="Excel_CondFormat_1_5_1 1" style:family="table-cell" style:parent-style-name="Default">
      <style:table-cell-properties fo:background-color="#ff99cc"/>
      <style:text-properties fo:color="#800080"/>
    </style:style>
    <style:style style:name="Excel_5f_CondFormat_5f_1_5f_6_5f_1_20_1" style:display-name="Excel_CondFormat_1_6_1 1" style:family="table-cell" style:parent-style-name="Default">
      <style:table-cell-properties fo:background-color="#ff99cc"/>
      <style:text-properties fo:color="#800080"/>
    </style:style>
    <style:style style:name="Excel_5f_CondFormat_5f_1_5f_7_5f_1_20_1" style:display-name="Excel_CondFormat_1_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1" style:display-name="Excel_CondFormat_1_8_1 1" style:family="table-cell" style:parent-style-name="Default">
      <style:table-cell-properties fo:background-color="#ff99cc"/>
      <style:text-properties fo:color="#800080"/>
    </style:style>
    <style:style style:name="Excel_5f_CondFormat_5f_1_5f_9_5f_1_20_1" style:display-name="Excel_CondFormat_1_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1" style:display-name="Excel_CondFormat_1_10_1 1" style:family="table-cell" style:parent-style-name="Default">
      <style:table-cell-properties fo:background-color="#ff99cc"/>
      <style:text-properties fo:color="#800080"/>
    </style:style>
    <style:style style:name="Excel_5f_CondFormat_5f_1_5f_11_5f_1_20_1" style:display-name="Excel_CondFormat_1_11_1 1" style:family="table-cell" style:parent-style-name="Default">
      <style:table-cell-properties fo:background-color="#ff99cc"/>
      <style:text-properties fo:color="#800080"/>
    </style:style>
    <style:style style:name="Excel_5f_CondFormat_5f_1_5f_12_5f_1_20_1" style:display-name="Excel_CondFormat_1_1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1" style:display-name="Excel_CondFormat_1_1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1" style:display-name="Excel_CondFormat_1_14_1 1" style:family="table-cell" style:parent-style-name="Default">
      <style:table-cell-properties fo:background-color="#ff99cc"/>
      <style:text-properties fo:color="#800080"/>
    </style:style>
    <style:style style:name="Excel_5f_CondFormat_5f_1_5f_15_5f_1_20_1" style:display-name="Excel_CondFormat_1_15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1" style:display-name="Excel_CondFormat_1_16_1 1" style:family="table-cell" style:parent-style-name="Default">
      <style:table-cell-properties fo:background-color="#ff99cc"/>
      <style:text-properties fo:color="#800080"/>
    </style:style>
    <style:style style:name="Excel_5f_CondFormat_5f_1_5f_17_5f_1_20_1" style:display-name="Excel_CondFormat_1_1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1" style:display-name="Excel_CondFormat_1_18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1" style:display-name="Excel_CondFormat_1_1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1" style:display-name="Excel_CondFormat_1_20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1" style:display-name="Excel_CondFormat_1_2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1" style:display-name="Excel_CondFormat_1_2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2" style:display-name="Excel_CondFormat_1_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2" style:display-name="Excel_CondFormat_1_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2" style:display-name="Excel_CondFormat_1_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2" style:display-name="Excel_CondFormat_1_4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2" style:display-name="Excel_CondFormat_1_5_1 2" style:family="table-cell" style:parent-style-name="Default">
      <style:table-cell-properties fo:background-color="#ff99cc"/>
      <style:text-properties fo:color="#800080"/>
    </style:style>
    <style:style style:name="Excel_5f_CondFormat_5f_1_5f_6_5f_1_20_2" style:display-name="Excel_CondFormat_1_6_1 2" style:family="table-cell" style:parent-style-name="Default">
      <style:table-cell-properties fo:background-color="#ff99cc"/>
      <style:text-properties fo:color="#800080"/>
    </style:style>
    <style:style style:name="Excel_5f_CondFormat_5f_1_5f_7_5f_1_20_2" style:display-name="Excel_CondFormat_1_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2" style:display-name="Excel_CondFormat_1_8_1 2" style:family="table-cell" style:parent-style-name="Default">
      <style:table-cell-properties fo:background-color="#ff99cc"/>
      <style:text-properties fo:color="#800080"/>
    </style:style>
    <style:style style:name="Excel_5f_CondFormat_5f_1_5f_9_5f_1_20_2" style:display-name="Excel_CondFormat_1_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2" style:display-name="Excel_CondFormat_1_10_1 2" style:family="table-cell" style:parent-style-name="Default">
      <style:table-cell-properties fo:background-color="#ff99cc"/>
      <style:text-properties fo:color="#800080"/>
    </style:style>
    <style:style style:name="Excel_5f_CondFormat_5f_1_5f_11_5f_1_20_2" style:display-name="Excel_CondFormat_1_11_1 2" style:family="table-cell" style:parent-style-name="Default">
      <style:table-cell-properties fo:background-color="#ff99cc"/>
      <style:text-properties fo:color="#800080"/>
    </style:style>
    <style:style style:name="Excel_5f_CondFormat_5f_1_5f_12_5f_1_20_2" style:display-name="Excel_CondFormat_1_1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2" style:display-name="Excel_CondFormat_1_1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2" style:display-name="Excel_CondFormat_1_14_1 2" style:family="table-cell" style:parent-style-name="Default">
      <style:table-cell-properties fo:background-color="#ff99cc"/>
      <style:text-properties fo:color="#800080"/>
    </style:style>
    <style:style style:name="Excel_5f_CondFormat_5f_1_5f_15_5f_1_20_2" style:display-name="Excel_CondFormat_1_15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2" style:display-name="Excel_CondFormat_1_16_1 2" style:family="table-cell" style:parent-style-name="Default">
      <style:table-cell-properties fo:background-color="#ff99cc"/>
      <style:text-properties fo:color="#800080"/>
    </style:style>
    <style:style style:name="Excel_5f_CondFormat_5f_1_5f_17_5f_1_20_2" style:display-name="Excel_CondFormat_1_1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2" style:display-name="Excel_CondFormat_1_18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2" style:display-name="Excel_CondFormat_1_1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2" style:display-name="Excel_CondFormat_1_20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2" style:display-name="Excel_CondFormat_1_2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2" style:display-name="Excel_CondFormat_1_2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ff99cc"/>
      <style:text-properties fo:color="#800080"/>
    </style:style>
    <style:style style:name="Excel_5f_CondFormat_5f_1_5f_6_5f_1" style:display-name="Excel_CondFormat_1_6_1" style:family="table-cell" style:parent-style-name="Default">
      <style:table-cell-properties fo:background-color="#ff99cc"/>
      <style:text-properties fo:color="#800080"/>
    </style:style>
    <style:style style:name="Excel_5f_CondFormat_5f_1_5f_7_5f_1" style:display-name="Excel_CondFormat_1_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" style:display-name="Excel_CondFormat_1_1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" style:display-name="Excel_CondFormat_1_14_1" style:family="table-cell" style:parent-style-name="Default">
      <style:table-cell-properties fo:background-color="#ff99cc"/>
      <style:text-properties fo:color="#800080"/>
    </style:style>
    <style:style style:name="Excel_5f_CondFormat_5f_1_5f_15_5f_1" style:display-name="Excel_CondFormat_1_15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" style:display-name="Excel_CondFormat_1_16_1" style:family="table-cell" style:parent-style-name="Default">
      <style:table-cell-properties fo:background-color="#ff99cc"/>
      <style:text-properties fo:color="#800080"/>
    </style:style>
    <style:style style:name="Excel_5f_CondFormat_5f_1_5f_17_5f_1" style:display-name="Excel_CondFormat_1_1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" style:display-name="Excel_CondFormat_1_18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" style:display-name="Excel_CondFormat_1_20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print="charts drawings grid objects zero-values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writing-mode="lr-tb" style:print="charts drawings grid objects zero-values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/00/0000</text:date>, <text:time style:data-style-name="N2" text:time-value="0000-00-00T18:07:32.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mé_20_11_20_2013" style:display-name="PageStyle_Résumé 11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le" style:display-name="PageStyle_Fami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" style:display-name="PageStyle_Famil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2" style:display-name="PageStyle_Famil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3" style:display-name="PageStyle_Famill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4" style:display-name="PageStyle_Famill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5" style:display-name="PageStyle_Famille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6" style:display-name="PageStyle_Famille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7" style:display-name="PageStyle_Famille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8" style:display-name="PageStyle_Famille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9" style:display-name="PageStyle_Famille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0" style:display-name="PageStyle_Famille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1" style:display-name="PageStyle_Famille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2" style:display-name="PageStyle_Famille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" style:display-name="PageStyle_Fournisseu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1" style:display-name="PageStyle_Résumé 11 2013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2" style:display-name="PageStyle_Résumé 11 2013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ournisseur_20_1" style:display-name="PageStyle_Fournisseu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" style:display-name="PageStyle_Fournisseu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" style:display-name="PageStyle_Fournisseu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4" style:display-name="PageStyle_Fournisseu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5" style:display-name="PageStyle_Fournisseu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6" style:display-name="PageStyle_Fournisseu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7" style:display-name="PageStyle_Fournisseu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8" style:display-name="PageStyle_Fournisseu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9" style:display-name="PageStyle_Fournisseu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0" style:display-name="PageStyle_Fournisseur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1" style:display-name="PageStyle_Fournisseur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2" style:display-name="PageStyle_Fournisseur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3" style:display-name="PageStyle_Fournisseur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4" style:display-name="PageStyle_Fournisseur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5" style:display-name="PageStyle_Fournisseur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6" style:display-name="PageStyle_Fournisseur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7" style:display-name="PageStyle_Fournisseur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8" style:display-name="PageStyle_Fournisseur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9" style:display-name="PageStyle_Fournisseur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0" style:display-name="PageStyle_Fournisseur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1" style:display-name="PageStyle_Fournisseur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2" style:display-name="PageStyle_Fournisseur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3" style:display-name="PageStyle_Fournisseur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4" style:display-name="PageStyle_Fournisseur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5" style:display-name="PageStyle_Fournisseur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6" style:display-name="PageStyle_Fournisseur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7" style:display-name="PageStyle_Fournisseur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8" style:display-name="PageStyle_Fournisseur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9" style:display-name="PageStyle_Fournisseur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0" style:display-name="PageStyle_Fournisseur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1" style:display-name="PageStyle_Fournisseur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2" style:display-name="PageStyle_Fournisseur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3" style:display-name="PageStyle_Fournisseur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4" style:display-name="PageStyle_Fournisseur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5" style:display-name="PageStyle_Fournisseur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6" style:display-name="PageStyle_Fournisseur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7" style:display-name="PageStyle_Fournisseur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8" style:display-name="PageStyle_Fournisseur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9" style:display-name="PageStyle_Fournisseur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0" style:display-name="PageStyle_Fournisseur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1" style:display-name="PageStyle_Fournisseur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2" style:display-name="PageStyle_Fournisseur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8M29S</meta:editing-duration>
    <meta:editing-cycles>57</meta:editing-cycles>
    <meta:generator>LibreOffice/4.0.6.2$Windows_x86 LibreOffice_project/2e2573268451a50806fcd60ae2d9fe01dd0ce24</meta:generator>
    <dc:date>2014-01-01T18:08:26.90</dc:date>
    <meta:document-statistic meta:table-count="6" meta:cell-count="11085" meta:object-count="0"/>
    <meta:user-defined meta:name="Info 1"/>
    <meta:user-defined meta:name="Info 2"/>
    <meta:user-defined meta:name="Info 3"/>
    <meta:user-defined meta:name="Info 4"/>
  </office:meta>
</office:document-meta>
</file>